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4.346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1.115cm"/>
    </style:style>
    <style:style style:name="co5" style:family="table-column">
      <style:table-column-properties fo:break-before="auto" style:column-width="1.009cm"/>
    </style:style>
    <style:style style:name="co6" style:family="table-column">
      <style:table-column-properties fo:break-before="auto" style:column-width="0.984cm"/>
    </style:style>
    <style:style style:name="co7" style:family="table-column">
      <style:table-column-properties fo:break-before="auto" style:column-width="0.787cm"/>
    </style:style>
    <style:style style:name="co8" style:family="table-column">
      <style:table-column-properties fo:break-before="auto" style:column-width="1.231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298cm"/>
    </style:style>
    <style:style style:name="co11" style:family="table-column">
      <style:table-column-properties fo:break-before="auto" style:column-width="1.219cm"/>
    </style:style>
    <style:style style:name="co12" style:family="table-column">
      <style:table-column-properties fo:break-before="auto" style:column-width="1.847cm"/>
    </style:style>
    <style:style style:name="co13" style:family="table-column">
      <style:table-column-properties fo:break-before="auto" style:column-width="2.383cm"/>
    </style:style>
    <style:style style:name="co14" style:family="table-column">
      <style:table-column-properties fo:break-before="auto" style:column-width="1.455cm"/>
    </style:style>
    <style:style style:name="co15" style:family="table-column">
      <style:table-column-properties fo:break-before="auto" style:column-width="1.52cm"/>
    </style:style>
    <style:style style:name="co16" style:family="table-column">
      <style:table-column-properties fo:break-before="auto" style:column-width="1.284cm"/>
    </style:style>
    <style:style style:name="co17" style:family="table-column">
      <style:table-column-properties fo:break-before="auto" style:column-width="2.762cm"/>
    </style:style>
    <style:style style:name="co18" style:family="table-column">
      <style:table-column-properties fo:break-before="auto" style:column-width="2.057cm"/>
    </style:style>
    <style:style style:name="co19" style:family="table-column">
      <style:table-column-properties fo:break-before="auto" style:column-width="2.893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1.00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imp_2023-20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6364" table:default-cell-style-name="Default"/>
        <table:table-row table:style-name="ro1">
          <table:table-cell office:value-type="string" calcext:value-type="string">
            <text:p>nhlrank</text:p>
          </table:table-cell>
          <table:table-cell office:value-type="string" calcext:value-type="string">
            <text:p>first and last nam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Caphit</text:p>
          </table:table-cell>
          <table:table-cell office:value-type="string" calcext:value-type="string">
            <text:p>overall rank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pool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DRAFT RANK</text:p>
          </table:table-cell>
          <table:table-cell office:value-type="string" calcext:value-type="string">
            <text:p>draft year</text:p>
          </table:table-cell>
          <table:table-cell office:value-type="string" calcext:value-type="string">
            <text:p>status contract</text:p>
          </table:table-cell>
          <table:table-cell table:number-columns-repeated="16364"/>
        </table:table-row>
        <table:table-row table:style-name="ro1">
          <table:table-cell table:number-columns-repeated="5"/>
          <table:table-cell office:value-type="string" calcext:value-type="string">
            <text:p>g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SSOO</text:p>
          </table:table-cell>
          <table:table-cell office:value-type="string" calcext:value-type="string">
            <text:p>PPPP</text:p>
          </table:table-cell>
          <table:table-cell office:value-type="string" calcext:value-type="string">
            <text:p>CAPHIT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rik Karlsso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office:value-type="float" office:value="227" calcext:value-type="float">
            <text:p>2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nor Mcdavid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  <table:table-cell table:number-columns-repeated="1636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on Draisaitl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v</text:p>
          </table:table-cell>
          <table:table-cell table:number-columns-repeated="1636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avid Pastrnak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1250000" calcext:value-type="float">
            <text:p>1125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v</text:p>
          </table:table-cell>
          <table:table-cell table:number-columns-repeated="1636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Dougie Hamilton</text:p>
          </table:table-cell>
          <table:table-cell table:number-columns-repeated="2"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Josh Morrissey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168" calcext:value-type="float">
            <text:p>1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  <table:table-cell table:number-columns-repeated="1636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Brandon Montour</text:p>
          </table:table-cell>
          <table:table-cell table:number-columns-repeated="2"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  <table:table-cell table:number-columns-repeated="1636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Rasmus Dahlin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</text:p>
          </table:table-cell>
          <table:table-cell table:number-columns-repeated="1636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ikko Rantanen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  <table:table-cell table:number-columns-repeated="1636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Quinn Hughes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138" calcext:value-type="float">
            <text:p>138</text:p>
          </table:table-cell>
          <table:table-cell office:value-type="float" office:value="159" calcext:value-type="float">
            <text:p>159</text:p>
          </table:table-cell>
          <table:table-cell office:value-type="float" office:value="7850000" calcext:value-type="float">
            <text:p>78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iro Heiskanen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124" calcext:value-type="float">
            <text:p>124</text:p>
          </table:table-cell>
          <table:table-cell office:value-type="float" office:value="157" calcext:value-type="float">
            <text:p>157</text:p>
          </table:table-cell>
          <table:table-cell office:value-type="float" office:value="8450000" calcext:value-type="float">
            <text:p>84500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Adam Fox</text:p>
          </table:table-cell>
          <table:table-cell table:number-columns-repeated="2"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156" calcext:value-type="float">
            <text:p>156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ason Robertson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155" calcext:value-type="float">
            <text:p>155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athan Mackinnon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153" calcext:value-type="float">
            <text:p>153</text:p>
          </table:table-cell>
          <table:table-cell office:value-type="float" office:value="12600000" calcext:value-type="float">
            <text:p>126000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</text:p>
          </table:table-cell>
          <table:table-cell table:number-columns-repeated="16368"/>
        </table:table-row>
        <table:table-row table:style-name="ro2">
          <table:table-cell table:style-name="ce1" office:value-type="float" office:value="9999" calcext:value-type="float">
            <text:p>9999</text:p>
          </table:table-cell>
          <table:table-cell table:style-name="ce1" office:value-type="string" calcext:value-type="string">
            <text:p>Alexandar Georgiev</text:p>
          </table:table-cell>
          <table:table-cell table:number-columns-repeated="2" table:style-name="ce1" office:value-type="string" calcext:value-type="string">
            <text:p>C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3400000" calcext:value-type="float">
            <text:p>34000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th</text:p>
          </table:table-cell>
          <table:table-cell table:style-name="ce1" table:number-columns-repeated="1636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thew Tkachuk</text:p>
          </table:table-cell>
          <table:table-cell table:number-columns-repeated="2"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Cale Makar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ke Oettinger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G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float" office:value="147" calcext:value-type="float">
            <text:p>1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th</text:p>
          </table:table-cell>
          <table:table-cell table:number-columns-repeated="1636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rayden Point</text:p>
          </table:table-cell>
          <table:table-cell table:number-columns-repeated="2"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46" calcext:value-type="float">
            <text:p>146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ikita Kucherov</text:p>
          </table:table-cell>
          <table:table-cell table:number-columns-repeated="2"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143" calcext:value-type="float">
            <text:p>143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ack Hughes</text:p>
          </table:table-cell>
          <table:table-cell table:number-columns-repeated="2"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142" calcext:value-type="float">
            <text:p>142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</text:p>
          </table:table-cell>
          <table:table-cell table:number-columns-repeated="1636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ince Dunn</text:p>
          </table:table-cell>
          <table:table-cell table:number-columns-repeated="2"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7350000" calcext:value-type="float">
            <text:p>73500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</text:p>
          </table:table-cell>
          <table:table-cell table:number-columns-repeated="1636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yan Nugent-Hopkins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141" calcext:value-type="float">
            <text:p>141</text:p>
          </table:table-cell>
          <table:table-cell office:value-type="float" office:value="5125000" calcext:value-type="float">
            <text:p>51250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lias Pettersson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7350000" calcext:value-type="float">
            <text:p>73500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age Thompson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41" calcext:value-type="float">
            <text:p>141</text:p>
          </table:table-cell>
          <table:table-cell office:value-type="float" office:value="7142857" calcext:value-type="float">
            <text:p>714285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Brent Burns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  <table:table-cell office:value-type="float" office:value="5280000" calcext:value-type="float">
            <text:p>52800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Mikhail Sergachev</text:p>
          </table:table-cell>
          <table:table-cell table:number-columns-repeated="2"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Roman Josi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136" calcext:value-type="float">
            <text:p>136</text:p>
          </table:table-cell>
          <table:table-cell office:value-type="float" office:value="9059000" calcext:value-type="float">
            <text:p>90590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Igor Shesterkin</text:p>
          </table:table-cell>
          <table:table-cell table:number-columns-repeated="2" office:value-type="string" calcext:value-type="string">
            <text:p>NYR</text:p>
          </table:table-cell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office:value-type="float" office:value="5666667" calcext:value-type="float">
            <text:p>566666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uv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onnor Hellebuyck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G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6166666" calcext:value-type="float">
            <text:p>616666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inus Ullmark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G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Ilya Sorokin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uv</text:p>
          </table:table-cell>
          <table:table-cell table:number-columns-repeated="1636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ika Zibanejad</text:p>
          </table:table-cell>
          <table:table-cell table:number-columns-repeated="2"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itchell Marner</text:p>
          </table:table-cell>
          <table:table-cell table:number-columns-repeated="2"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10903000" calcext:value-type="float">
            <text:p>109030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Tim Stützle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float" office:value="8350000" calcext:value-type="float">
            <text:p>83500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  <table:table-cell table:number-columns-repeated="1636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William Nylander</text:p>
          </table:table-cell>
          <table:table-cell table:number-columns-repeated="2"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6962366" calcext:value-type="float">
            <text:p>696236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ndrei Vasilevskiy</text:p>
          </table:table-cell>
          <table:table-cell table:number-columns-repeated="2" office:value-type="string" calcext:value-type="string">
            <text:p>TBL</text:p>
          </table:table-cell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idney Crosby</text:p>
          </table:table-cell>
          <table:table-cell table:number-columns-repeated="2"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8700000" calcext:value-type="float">
            <text:p>87000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uston Matthews</text:p>
          </table:table-cell>
          <table:table-cell table:number-columns-repeated="2"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11640250" calcext:value-type="float">
            <text:p>1164025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layton Keller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123" calcext:value-type="float">
            <text:p>123</text:p>
          </table:table-cell>
          <table:table-cell office:value-type="float" office:value="7150000" calcext:value-type="float">
            <text:p>71500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Tyson Barrie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123" calcext:value-type="float">
            <text:p>123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rtemi Panarin</text:p>
          </table:table-cell>
          <table:table-cell table:number-columns-repeated="2"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11642857" calcext:value-type="float">
            <text:p>1164285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Zach Hyman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Alex Pietrangelo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float" office:value="8800000" calcext:value-type="float">
            <text:p>88000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Vitek Vanecek</text:p>
          </table:table-cell>
          <table:table-cell table:number-columns-repeated="2" office:value-type="string" calcext:value-type="string">
            <text:p>NJD</text:p>
          </table:table-cell>
          <table:table-cell office:value-type="string" calcext:value-type="string">
            <text:p>G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teven Stamkos</text:p>
          </table:table-cell>
          <table:table-cell table:number-columns-repeated="2"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rady Tkachuk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8205714" calcext:value-type="float">
            <text:p>820571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Jeff Skinner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lex Ovechk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uuse Saros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G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k</text:p>
          </table:table-cell>
          <table:table-cell table:number-columns-repeated="1636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John Tavares</text:p>
          </table:table-cell>
          <table:table-cell table:number-columns-repeated="2"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ampus Lindholm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lex Tuch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115" calcext:value-type="float">
            <text:p>115</text:p>
          </table:table-cell>
          <table:table-cell office:value-type="float" office:value="4750000" calcext:value-type="float">
            <text:p>475000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Kirill Kaprizov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v</text:p>
          </table:table-cell>
          <table:table-cell table:number-columns-repeated="1636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Carter Verhaeghe</text:p>
          </table:table-cell>
          <table:table-cell table:number-columns-repeated="2"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float" office:value="4166667" calcext:value-type="float">
            <text:p>416666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J.T. Miller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laude Giroux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ndrei Kuzmenko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113" calcext:value-type="float">
            <text:p>113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Drew Doughty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Roope Hintz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float" office:value="8450000" calcext:value-type="float">
            <text:p>84500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  <table:table-cell table:number-columns-repeated="1636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Nico Hischier</text:p>
          </table:table-cell>
          <table:table-cell table:number-columns-repeated="2"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Kyle Connor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float" office:value="7142857" calcext:value-type="float">
            <text:p>714285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Dylan Larkin</text:p>
          </table:table-cell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office:value-type="float" office:value="8700000" calcext:value-type="float">
            <text:p>870000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Jamie Benn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rock Nelson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Charlie Mcavoy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Justin Faulk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Noah Dobson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</text:p>
          </table:table-cell>
          <table:table-cell table:number-columns-repeated="1636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vgeni Malkin</text:p>
          </table:table-cell>
          <table:table-cell table:number-columns-repeated="2"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6100000" calcext:value-type="float">
            <text:p>610000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Jordan Kyrou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Jared Mccann</text:p>
          </table:table-cell>
          <table:table-cell table:number-columns-repeated="2"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ark Scheifele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Jake Guentzel</text:p>
          </table:table-cell>
          <table:table-cell table:number-columns-repeated="2"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Rasmus Andersson</text:p>
          </table:table-cell>
          <table:table-cell table:number-columns-repeated="2"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4550000" calcext:value-type="float">
            <text:p>455000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v</text:p>
          </table:table-cell>
          <table:table-cell table:number-columns-repeated="1636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Bo Horvat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Adrian Kempe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Tyler Toffoli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float" office:value="4250000" calcext:value-type="float">
            <text:p>425000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von Toews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Victor Hedman</text:p>
          </table:table-cell>
          <table:table-cell table:number-columns-repeated="2"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Ilya Samsonov</text:p>
          </table:table-cell>
          <table:table-cell table:number-columns-repeated="2" office:value-type="string" calcext:value-type="string">
            <text:p>TOR</text:p>
          </table:table-cell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3550000" calcext:value-type="float">
            <text:p>355000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Timo Meier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8800000" calcext:value-type="float">
            <text:p>880000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  <table:table-cell table:number-columns-repeated="16367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Cam Fowler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Ville Husso</text:p>
          </table:table-cell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4750000" calcext:value-type="float">
            <text:p>475000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Joe Pavelski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Jesper Bratt</text:p>
          </table:table-cell>
          <table:table-cell table:number-columns-repeated="2"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</text:p>
          </table:table-cell>
          <table:table-cell table:number-columns-repeated="1636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Sebastian Aho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float" office:value="8460250" calcext:value-type="float">
            <text:p>846025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nze Kopitar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leksander Barkov</text:p>
          </table:table-cell>
          <table:table-cell table:number-columns-repeated="2"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rtin Jone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875000" calcext:value-type="float">
            <text:p>87500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artin Necas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</text:p>
          </table:table-cell>
          <table:table-cell table:number-columns-repeated="1636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Dylan Cozens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7100000" calcext:value-type="float">
            <text:p>710000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v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arcy Kuempe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Sam Reinhart</text:p>
          </table:table-cell>
          <table:table-cell table:number-columns-repeated="2"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Darnell Nurse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tuart Skinner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G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rdan Binnington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eremy Swayman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G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3475000" calcext:value-type="float">
            <text:p>347500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Johnny Gaudreau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9750000" calcext:value-type="float">
            <text:p>975000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Kevin Fiala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K'Andre Miller</text:p>
          </table:table-cell>
          <table:table-cell table:number-columns-repeated="2"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3872000" calcext:value-type="float">
            <text:p>387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Tony DeAngel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1675000" calcext:value-type="float">
            <text:p>167500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Shayne Gostisbeher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4125000" calcext:value-type="float">
            <text:p>412500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v</text:p>
          </table:table-cell>
          <table:table-cell table:number-columns-repeated="16367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Gustav Forsling</text:p>
          </table:table-cell>
          <table:table-cell table:number-columns-repeated="2"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2666667" calcext:value-type="float">
            <text:p>2666667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  <table:table-cell table:number-columns-repeated="16368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Logan Couture</text:p>
          </table:table-cell>
          <table:table-cell table:number-columns-repeated="2"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Brandon Hagel</text:p>
          </table:table-cell>
          <table:table-cell table:number-columns-repeated="2"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att Boldy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  <table:table-cell table:number-columns-repeated="16368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Kris Letang</text:p>
          </table:table-cell>
          <table:table-cell table:number-columns-repeated="2"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6100000" calcext:value-type="float">
            <text:p>610000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v</text:p>
          </table:table-cell>
          <table:table-cell table:number-columns-repeated="16368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Brady Skjei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Pavel Buchnevich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5800000" calcext:value-type="float">
            <text:p>580000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</text:p>
          </table:table-cell>
          <table:table-cell table:number-columns-repeated="1636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Jack Eichel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Alex Debrinca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Thomas Chabot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Nick Suzuki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Travis Konecny</text:p>
          </table:table-cell>
          <table:table-cell table:number-columns-repeated="2"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Alex Killor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Erik Gustafsson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825000" calcext:value-type="float">
            <text:p>82500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Pierre-Luc Dubois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Chris Kreider</text:p>
          </table:table-cell>
          <table:table-cell table:number-columns-repeated="2"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Shea Theodore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5200000" calcext:value-type="float">
            <text:p>520000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aron Ekblad</text:p>
          </table:table-cell>
          <table:table-cell table:number-columns-repeated="2"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ristan Jarry</text:p>
          </table:table-cell>
          <table:table-cell table:number-columns-repeated="2" office:value-type="string" calcext:value-type="string">
            <text:p>PIT</text:p>
          </table:table-cell>
          <table:table-cell office:value-type="string" calcext:value-type="string">
            <text:p>G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5375000" calcext:value-type="float">
            <text:p>5375000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k</text:p>
          </table:table-cell>
          <table:table-cell table:number-columns-repeated="1636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Mats Zuccarello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Moritz Seider</text:p>
          </table:table-cell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863333" calcext:value-type="float">
            <text:p>863333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Filip Gustavsson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G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Brad Marchand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Dylan Strom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Trevor Zegras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  <table:table-cell table:number-columns-repeated="16368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Rickard Rakell</text:p>
          </table:table-cell>
          <table:table-cell table:number-columns-repeated="2"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Evan Bouchard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v</text:p>
          </table:table-cell>
          <table:table-cell table:number-columns-repeated="16368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Filip Hronek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v</text:p>
          </table:table-cell>
          <table:table-cell table:number-columns-repeated="16367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rc-Andre Fleury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G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cob Markstrom</text:p>
          </table:table-cell>
          <table:table-cell table:number-columns-repeated="2" office:value-type="string" calcext:value-type="string">
            <text:p>CGY</text:p>
          </table:table-cell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rter Hart</text:p>
          </table:table-cell>
          <table:table-cell table:number-columns-repeated="2" office:value-type="string" calcext:value-type="string">
            <text:p>PHI</text:p>
          </table:table-cell>
          <table:table-cell office:value-type="string" calcext:value-type="string">
            <text:p>G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3979000" calcext:value-type="float">
            <text:p>3979000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Brayden Schenn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Elias Lindholm</text:p>
          </table:table-cell>
          <table:table-cell table:number-columns-repeated="2"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4850000" calcext:value-type="float">
            <text:p>485000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v</text:p>
          </table:table-cell>
          <table:table-cell table:number-columns-repeated="1636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Vincent Trocheck</text:p>
          </table:table-cell>
          <table:table-cell table:number-columns-repeated="2"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5625000" calcext:value-type="float">
            <text:p>562500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Morgan Rielly</text:p>
          </table:table-cell>
          <table:table-cell table:number-columns-repeated="2"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  <table:table-cell table:number-columns-repeated="16368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Seth Jones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Tomas Hertl</text:p>
          </table:table-cell>
          <table:table-cell table:number-columns-repeated="2"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8137500" calcext:value-type="float">
            <text:p>813750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Viktor Arvidsson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4250000" calcext:value-type="float">
            <text:p>425000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Jonathan Marchessault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Sean Durz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</text:p>
          </table:table-cell>
          <table:table-cell table:number-columns-repeated="1636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Drake Batherson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4975000" calcext:value-type="float">
            <text:p>497500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Troy Terry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Joel Eriksson Ek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Robert Thomas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</text:p>
          </table:table-cell>
          <table:table-cell table:number-columns-repeated="1636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Jordan Eberle</text:p>
          </table:table-cell>
          <table:table-cell table:number-columns-repeated="2"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Dawson Mercer</text:p>
          </table:table-cell>
          <table:table-cell table:number-columns-repeated="2"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894167" calcext:value-type="float">
            <text:p>894167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Noah Hanifin</text:p>
          </table:table-cell>
          <table:table-cell table:number-columns-repeated="2"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4950000" calcext:value-type="float">
            <text:p>495000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Reilly Smith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Chandler Stephenson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atty Beniers</text:p>
          </table:table-cell>
          <table:table-cell table:number-columns-repeated="2"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897500" calcext:value-type="float">
            <text:p>89750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ergei Bobrovsky</text:p>
          </table:table-cell>
          <table:table-cell table:number-columns-repeated="2" office:value-type="string" calcext:value-type="string">
            <text:p>FLA</text:p>
          </table:table-cell>
          <table:table-cell office:value-type="string" calcext:value-type="string">
            <text:p>G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heonix Copley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ntti Raant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ick Schmaltz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5850000" calcext:value-type="float">
            <text:p>585000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David Perron</text:p>
          </table:table-cell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750000" calcext:value-type="float">
            <text:p>475000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Nazem Kadri</text:p>
          </table:table-cell>
          <table:table-cell table:number-columns-repeated="2"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Samuel Girard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Dmitry Orlov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Jared Spurgeon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7575000" calcext:value-type="float">
            <text:p>757500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Pavel Zacha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4750000" calcext:value-type="float">
            <text:p>475000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Matt Duchene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Andrei Svechnikov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v</text:p>
          </table:table-cell>
          <table:table-cell table:number-columns-repeated="16368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ders Lee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Jake Debrusk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Rasmus Sand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ogan Thompson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G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766667" calcext:value-type="float">
            <text:p>766667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Max Domi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Owen Tippett</text:p>
          </table:table-cell>
          <table:table-cell table:number-columns-repeated="2"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Mike Matheson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4875000" calcext:value-type="float">
            <text:p>487500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John Klingberg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150000" calcext:value-type="float">
            <text:p>415000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Neal Pionk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5875000" calcext:value-type="float">
            <text:p>587500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arel Vejmelka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G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725000" calcext:value-type="float">
            <text:p>2725000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ikael Backlund</text:p>
          </table:table-cell>
          <table:table-cell table:number-columns-repeated="2"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5350000" calcext:value-type="float">
            <text:p>535000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Jason Zucker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5300000" calcext:value-type="float">
            <text:p>530000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Justin Schultz</text:p>
          </table:table-cell>
          <table:table-cell table:number-columns-repeated="2"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Jakob Chychru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4600000" calcext:value-type="float">
            <text:p>460000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  <table:table-cell table:number-columns-repeated="1636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Casey Mittelstadt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Patrik Laine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8700000" calcext:value-type="float">
            <text:p>87000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Owen Power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916667" calcext:value-type="float">
            <text:p>916667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</text:p>
          </table:table-cell>
          <table:table-cell table:number-columns-repeated="16368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Adam Larsson</text:p>
          </table:table-cell>
          <table:table-cell table:number-columns-repeated="2"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Brock Boeser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6650000" calcext:value-type="float">
            <text:p>665000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Damon Severson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Mattias Ekhol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ck Campbell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G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Kevin Hayes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3571429" calcext:value-type="float">
            <text:p>3571429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Phillip Danault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Artturi Lehkonen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Michael Buntin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  <table:table-cell table:number-columns-repeated="16368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Juuso Valimaki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Blake Wheele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800000" calcext:value-type="float">
            <text:p>80000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Tyler Seguin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9850000" calcext:value-type="float">
            <text:p>985000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Boone Jenner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Torey Krug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Jonathan Huberdeau</text:p>
          </table:table-cell>
          <table:table-cell table:number-columns-repeated="2"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Frederik Andersen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G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J.T. Comphe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5100000" calcext:value-type="float">
            <text:p>510000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Lawson Crouse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J.J. Moser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886667" calcext:value-type="float">
            <text:p>88666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v</text:p>
          </table:table-cell>
          <table:table-cell table:number-columns-repeated="16368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Vladimir Tarasenko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Victor Olofsson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4750000" calcext:value-type="float">
            <text:p>475000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Jake Sanderson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925000" calcext:value-type="float">
            <text:p>92500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Jacob Trouba</text:p>
          </table:table-cell>
          <table:table-cell table:number-columns-repeated="2"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Evgeny Kuznetsov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7800000" calcext:value-type="float">
            <text:p>780000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William Karlsson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5900000" calcext:value-type="float">
            <text:p>590000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Daniel Sprong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Filip Chytil</text:p>
          </table:table-cell>
          <table:table-cell table:number-columns-repeated="2"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4437500" calcext:value-type="float">
            <text:p>443750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Jeff Petry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2343750" calcext:value-type="float">
            <text:p>234375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John Carl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</text:p>
          </table:table-cell>
          <table:table-cell table:number-columns-repeated="16368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Bryan Rust</text:p>
          </table:table-cell>
          <table:table-cell table:number-columns-repeated="2"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5125000" calcext:value-type="float">
            <text:p>512500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Mackenzie Weegar</text:p>
          </table:table-cell>
          <table:table-cell table:number-columns-repeated="2"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Mathew Barzal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150000" calcext:value-type="float">
            <text:p>915000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Marcus Johans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Morgan Frost</text:p>
          </table:table-cell>
          <table:table-cell table:number-columns-repeated="2"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Dominik Kubalik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</text:p>
          </table:table-cell>
          <table:table-cell table:number-columns-repeated="16368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Oliver Bjorkstrand</text:p>
          </table:table-cell>
          <table:table-cell table:number-columns-repeated="2"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Nino Niederreiter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Wyatt Johnston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894167" calcext:value-type="float">
            <text:p>894167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Brett Pesce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025000" calcext:value-type="float">
            <text:p>402500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nathan Quick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G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825000" calcext:value-type="float">
            <text:p>825000</text:p>
          </table:table-cell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Valeri Nichushkin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v</text:p>
          </table:table-cell>
          <table:table-cell table:number-columns-repeated="16368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Gabriel Vilardi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3437500" calcext:value-type="float">
            <text:p>343750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onas Korpisalo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G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Conor Garland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4950000" calcext:value-type="float">
            <text:p>495000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Dillon Dube</text:p>
          </table:table-cell>
          <table:table-cell table:number-columns-repeated="2"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Frank Vatrano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3650000" calcext:value-type="float">
            <text:p>365000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Nick Jense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4050000" calcext:value-type="float">
            <text:p>405000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Yanni Gourde</text:p>
          </table:table-cell>
          <table:table-cell table:number-columns-repeated="2"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5166666" calcext:value-type="float">
            <text:p>5166666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Alexander Barabanov</text:p>
          </table:table-cell>
          <table:table-cell table:number-columns-repeated="2"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Lucas Raymond</text:p>
          </table:table-cell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925000" calcext:value-type="float">
            <text:p>92500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</text:p>
          </table:table-cell>
          <table:table-cell table:number-columns-repeated="16368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Barrett Hayton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775000" calcext:value-type="float">
            <text:p>177500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Cole Caufield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7850000" calcext:value-type="float">
            <text:p>78500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Charlie Coyle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Ivan Barbashev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Scott Laughton</text:p>
          </table:table-cell>
          <table:table-cell table:number-columns-repeated="2"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Jesperi Kotkaniemi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4820000" calcext:value-type="float">
            <text:p>482000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Filip Forsberg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Jaden Schwartz</text:p>
          </table:table-cell>
          <table:table-cell table:number-columns-repeated="2"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Calen Addison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Jaccob Slavin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5300000" calcext:value-type="float">
            <text:p>530000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Matt Roy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3150000" calcext:value-type="float">
            <text:p>315000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Matias Maccelli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3425000" calcext:value-type="float">
            <text:p>342500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Tommy Novak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800000" calcext:value-type="float">
            <text:p>80000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Mason Mctavish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894167" calcext:value-type="float">
            <text:p>89416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v</text:p>
          </table:table-cell>
          <table:table-cell table:number-columns-repeated="16368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Andrew Mangiapane</text:p>
          </table:table-cell>
          <table:table-cell table:number-columns-repeated="2"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5800000" calcext:value-type="float">
            <text:p>580000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Eetu Luostarinen</text:p>
          </table:table-cell>
          <table:table-cell table:number-columns-repeated="2"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Andreas Athanasiou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250000" calcext:value-type="float">
            <text:p>425000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dam Henrique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5825000" calcext:value-type="float">
            <text:p>582500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Dylan Demelo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Ivan Provorov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725000" calcext:value-type="float">
            <text:p>472500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Ryan Grave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mes Reime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53" calcext:value-type="float">
            <text:p>2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Calle Jarnkrok</text:p>
          </table:table-cell>
          <table:table-cell table:number-columns-repeated="2"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Jamie Oleksiak</text:p>
          </table:table-cell>
          <table:table-cell table:number-columns-repeated="2"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4600000" calcext:value-type="float">
            <text:p>46000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m Talbot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G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Anthony Beauvillier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4150000" calcext:value-type="float">
            <text:p>415000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Kaapo Kakko</text:p>
          </table:table-cell>
          <table:table-cell table:number-columns-repeated="2"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Kevin Shattenkirk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Colton Parayko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Bowen Byram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850000" calcext:value-type="float">
            <text:p>385000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Frederick Gaudreau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Taylor Raddysh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758333" calcext:value-type="float">
            <text:p>758333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Ryan Pulock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6150000" calcext:value-type="float">
            <text:p>615000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Ryan Strome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Sam Bennett</text:p>
          </table:table-cell>
          <table:table-cell table:number-columns-repeated="2"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4425000" calcext:value-type="float">
            <text:p>442500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Kent Johnson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925000" calcext:value-type="float">
            <text:p>92500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Blake Coleman</text:p>
          </table:table-cell>
          <table:table-cell table:number-columns-repeated="2"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4900000" calcext:value-type="float">
            <text:p>490000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Brandon Saad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Matt Grzelcyk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3687500" calcext:value-type="float">
            <text:p>368750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Esa Lindell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5800000" calcext:value-type="float">
            <text:p>580000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Nikita Zadorov</text:p>
          </table:table-cell>
          <table:table-cell table:number-columns-repeated="2"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hilipp Grubauer</text:p>
          </table:table-cell>
          <table:table-cell table:number-columns-repeated="2" office:value-type="string" calcext:value-type="string">
            <text:p>SEA</text:p>
          </table:table-cell>
          <table:table-cell office:value-type="string" calcext:value-type="string">
            <text:p>G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900000" calcext:value-type="float">
            <text:p>5900000</text:p>
          </table:table-cell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Ukko Pekka Luukkonen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G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37500" calcext:value-type="float">
            <text:p>837500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hn Gibson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G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Jack Roslovic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Erik Haula</text:p>
          </table:table-cell>
          <table:table-cell table:number-columns-repeated="2"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150000" calcext:value-type="float">
            <text:p>315000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Evan Rodrigue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Alexis Lafrenière</text:p>
          </table:table-cell>
          <table:table-cell table:number-columns-repeated="2"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2325000" calcext:value-type="float">
            <text:p>232500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  <table:table-cell table:number-columns-repeated="16368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Mark Stone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Shane Pinto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Joel Farabee</text:p>
          </table:table-cell>
          <table:table-cell table:number-columns-repeated="2"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T.J. Oshi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5750000" calcext:value-type="float">
            <text:p>575000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Scott Mayfield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ke Allen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850000" calcext:value-type="float">
            <text:p>3850000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Jean-Gabriel Pageau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Seth Jarvis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894167" calcext:value-type="float">
            <text:p>894167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  <table:table-cell table:number-columns-repeated="16368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Josh Anderson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Jake Mccabe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Ryan Suter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3650000" calcext:value-type="float">
            <text:p>365000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Adam Boqvist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Trevor van Riemsdyk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Travis Sanheim</text:p>
          </table:table-cell>
          <table:table-cell table:number-columns-repeated="2"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Andre Burakovsky</text:p>
          </table:table-cell>
          <table:table-cell table:number-columns-repeated="2"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Kirby Dach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3362500" calcext:value-type="float">
            <text:p>336250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Ryan Hartman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</text:p>
          </table:table-cell>
          <table:table-cell table:number-columns-repeated="16368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Conor Sheary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Taylor Hal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Mark Giordano</text:p>
          </table:table-cell>
          <table:table-cell table:number-columns-repeated="2"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00000" calcext:value-type="float">
            <text:p>80000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Olli Maatta</text:p>
          </table:table-cell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amuel Montembeault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hatcher Demko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G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Andrew Copp</text:p>
          </table:table-cell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625000" calcext:value-type="float">
            <text:p>562500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Mikael Granlund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Alex Wennberg</text:p>
          </table:table-cell>
          <table:table-cell table:number-columns-repeated="2"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Noah Cates</text:p>
          </table:table-cell>
          <table:table-cell table:number-columns-repeated="2"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625000" calcext:value-type="float">
            <text:p>262500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Jack Quinn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863333" calcext:value-type="float">
            <text:p>863333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Brandon Tanev</text:p>
          </table:table-cell>
          <table:table-cell table:number-columns-repeated="2"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Jordan Staal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Brian Dumouli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150000" calcext:value-type="float">
            <text:p>315000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Connor Clifto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3333333" calcext:value-type="float">
            <text:p>3333333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Nikolaj Ehlers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Alex Iafallo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din Hill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900000" calcext:value-type="float">
            <text:p>4900000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sey Desmith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G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tt Murray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775000" calcext:value-type="float">
            <text:p>775000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Teuvo Teravainen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Stefan Noesen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762500" calcext:value-type="float">
            <text:p>762500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Adam Lowry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250000" calcext:value-type="float">
            <text:p>325000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Cody Glass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Kasperi Kapane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Travis Boyd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Kyle Palmieri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Nicholas Paul</text:p>
          </table:table-cell>
          <table:table-cell table:number-columns-repeated="2"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150000" calcext:value-type="float">
            <text:p>315000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Eeli Tolvane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Marcus Pettersson</text:p>
          </table:table-cell>
          <table:table-cell table:number-columns-repeated="2"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025175" calcext:value-type="float">
            <text:p>4025175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Matt Benning</text:p>
          </table:table-cell>
          <table:table-cell table:number-columns-repeated="2"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Mike Hoffman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Kevin Labanc</text:p>
          </table:table-cell>
          <table:table-cell table:number-columns-repeated="2"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4725000" calcext:value-type="float">
            <text:p>472500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Ross Colto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Trent Frederic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Nick Leddy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Brenden Dillon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Luke Schenn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Adam Pelech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750000" calcext:value-type="float">
            <text:p>5750000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Travis Hamonic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Colin Miller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an Vladar</text:p>
          </table:table-cell>
          <table:table-cell table:number-columns-repeated="2" office:value-type="string" calcext:value-type="string">
            <text:p>CGY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Jordan Martinook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Pierre Engvall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Pierre-Olivier Joseph</text:p>
          </table:table-cell>
          <table:table-cell table:number-columns-repeated="2"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825000" calcext:value-type="float">
            <text:p>82500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Ryan O'Reilly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Nick Bjugstad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Kirill Marchenko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5000" calcext:value-type="float">
            <text:p>92500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Oliver Ekman-Larsson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2250000" calcext:value-type="float">
            <text:p>2250000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Alexander Romanov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Jonas Siegenthaler</text:p>
          </table:table-cell>
          <table:table-cell table:number-columns-repeated="2"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nton Forsberg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Blake Lizotte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675000" calcext:value-type="float">
            <text:p>167500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Anton Lundell</text:p>
          </table:table-cell>
          <table:table-cell table:number-columns-repeated="2"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925000" calcext:value-type="float">
            <text:p>9250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Nick Perbix</text:p>
          </table:table-cell>
          <table:table-cell table:number-columns-repeated="2"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125000" calcext:value-type="float">
            <text:p>112500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Mikey Anderson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125000" calcext:value-type="float">
            <text:p>412500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Nate Schmidt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950000" calcext:value-type="float">
            <text:p>595000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Jake Walman</text:p>
          </table:table-cell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Sonny Milano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Tyler Johnson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JJ Peterka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855833" calcext:value-type="float">
            <text:p>855833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v</text:p>
          </table:table-cell>
          <table:table-cell table:number-columns-repeated="16368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Nicolas Roy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Alex Newhook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Evander Kane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5125000" calcext:value-type="float">
            <text:p>512500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Vladislav Gavrikov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875000" calcext:value-type="float">
            <text:p>587500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Calle Rosen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762500" calcext:value-type="float">
            <text:p>762500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Mason Marchment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Yegor Sharangovich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Jonatan Berggren</text:p>
          </table:table-cell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925000" calcext:value-type="float">
            <text:p>92500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Michael Amadio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762500" calcext:value-type="float">
            <text:p>762500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David Savard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Rasmus Ristolainen</text:p>
          </table:table-cell>
          <table:table-cell table:number-columns-repeated="2"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00000" calcext:value-type="float">
            <text:p>510000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Brett Kulak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Will Borgen</text:p>
          </table:table-cell>
          <table:table-cell table:number-columns-repeated="2"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Ben Chiarot</text:p>
          </table:table-cell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750000" calcext:value-type="float">
            <text:p>4750000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harlie Lindgre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372" calcext:value-type="float">
            <text:p>3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Alex Kerfoot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Barclay Goodrow</text:p>
          </table:table-cell>
          <table:table-cell table:number-columns-repeated="2"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641667" calcext:value-type="float">
            <text:p>3641667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Colton Sissons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857143" calcext:value-type="float">
            <text:p>285714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Jeff Carter</text:p>
          </table:table-cell>
          <table:table-cell table:number-columns-repeated="2"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125000" calcext:value-type="float">
            <text:p>312500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Cam York</text:p>
          </table:table-cell>
          <table:table-cell table:number-columns-repeated="2"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Ryan Mcdonagh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Timothy Liljegren</text:p>
          </table:table-cell>
          <table:table-cell table:number-columns-repeated="2"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James Van Riemsdyk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Ilya Mikheyev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750000" calcext:value-type="float">
            <text:p>475000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Arthur Kaliyev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894167" calcext:value-type="float">
            <text:p>894167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v</text:p>
          </table:table-cell>
          <table:table-cell table:number-columns-repeated="16368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Warren Foegele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Ryan Donato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William Carrier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Braden Schneider</text:p>
          </table:table-cell>
          <table:table-cell table:number-columns-repeated="2"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925000" calcext:value-type="float">
            <text:p>925000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Evgenii Dadonov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250000" calcext:value-type="float">
            <text:p>225000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Anthony Cirelli</text:p>
          </table:table-cell>
          <table:table-cell table:number-columns-repeated="2"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Ryan Johanse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Miles Wood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Christian Fische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125000" calcext:value-type="float">
            <text:p>112500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Nico Sturm</text:p>
          </table:table-cell>
          <table:table-cell table:number-columns-repeated="2"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Kaiden Guhle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863333" calcext:value-type="float">
            <text:p>863333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John Marino</text:p>
          </table:table-cell>
          <table:table-cell table:number-columns-repeated="2"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ex Stalock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G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800000" calcext:value-type="float">
            <text:p>800000</text:p>
          </table:table-cell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aapo Kahkonen</text:p>
          </table:table-cell>
          <table:table-cell table:number-columns-repeated="2" office:value-type="string" calcext:value-type="string">
            <text:p>SJS</text:p>
          </table:table-cell>
          <table:table-cell office:value-type="string" calcext:value-type="string">
            <text:p>G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396" calcext:value-type="float">
            <text:p>3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Jason Dickinson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650000" calcext:value-type="float">
            <text:p>265000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Michael Rasmussen</text:p>
          </table:table-cell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460000" calcext:value-type="float">
            <text:p>1460000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Trevor Moore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</text:p>
          </table:table-cell>
          <table:table-cell table:number-columns-repeated="1636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Jesper Fast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Kyle Okposo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Sam Lafferty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Tyler Bertuzzi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</text:p>
          </table:table-cell>
          <table:table-cell table:number-columns-repeated="16367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Cole Perfetti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894167" calcext:value-type="float">
            <text:p>89416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  <table:table-cell table:number-columns-repeated="16368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Christian Dvorak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4450000" calcext:value-type="float">
            <text:p>4450000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Sam Stee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850000" calcext:value-type="float">
            <text:p>850000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Oskar Sundqvist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775000" calcext:value-type="float">
            <text:p>77500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Gustav Nyquist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185000" calcext:value-type="float">
            <text:p>3185000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nthony Mantha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700000" calcext:value-type="float">
            <text:p>570000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Jack Mcbain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599999" calcext:value-type="float">
            <text:p>1599999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Nic Dowd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Pius Suter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Erik Brannstrom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Justin Hol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Jordan Harris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Nils Lundkvist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925000" calcext:value-type="float">
            <text:p>92500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Martin Fehervary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675000" calcext:value-type="float">
            <text:p>267500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Jani Hakanpää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organ Geekie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Ty Dellandrea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900000" calcext:value-type="float">
            <text:p>90000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Corey Perr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Noel Acciar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Ryan Lindgren</text:p>
          </table:table-cell>
          <table:table-cell table:number-columns-repeated="2"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Marc-Edouard Vlasic</text:p>
          </table:table-cell>
          <table:table-cell table:number-columns-repeated="2"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Ian Col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Nicolas Hague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294150" calcext:value-type="float">
            <text:p>2294150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Nick Cousins</text:p>
          </table:table-cell>
          <table:table-cell table:number-columns-repeated="2"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Nick Foligno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Jakob Silfverberg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Jimmy Vesey</text:p>
          </table:table-cell>
          <table:table-cell table:number-columns-repeated="2"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00000" calcext:value-type="float">
            <text:p>80000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Eric Robinson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Yakov Trenin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Matt Nieto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00000" calcext:value-type="float">
            <text:p>900000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Radko Guda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Caleb Jon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775000" calcext:value-type="float">
            <text:p>77500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Josh Mahura</text:p>
          </table:table-cell>
          <table:table-cell table:number-columns-repeated="2"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925000" calcext:value-type="float">
            <text:p>925000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Peyton Krebs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863333" calcext:value-type="float">
            <text:p>863333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Logan O'Connor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Kailer Yamamoto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Mattias Janmark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Tom Wil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166667" calcext:value-type="float">
            <text:p>516666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Garnet Hathaway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375000" calcext:value-type="float">
            <text:p>2375000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Tyler Myers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Brayden Mcnabb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Dmitry Kulikov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Brandon Carlo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Carson Soucy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250000" calcext:value-type="float">
            <text:p>3250000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pencer Martin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G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62500" calcext:value-type="float">
            <text:p>762500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David Kampf</text:p>
          </table:table-cell>
          <table:table-cell table:number-columns-repeated="2"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Philipp Kurashev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250000" calcext:value-type="float">
            <text:p>225000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Sammy Blais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Ryan Mcleod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Dakota Joshua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825000" calcext:value-type="float">
            <text:p>8250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Rafael Harvey-Pinard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Erik Cernak</text:p>
          </table:table-cell>
          <table:table-cell table:number-columns-repeated="2"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200000" calcext:value-type="float">
            <text:p>520000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Justin Barron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925000" calcext:value-type="float">
            <text:p>92500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Jalen Chatfield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762500" calcext:value-type="float">
            <text:p>76250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etr Mrazek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G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458" calcext:value-type="float">
            <text:p>4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Vladislav Namestnikov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Lars Eller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450000" calcext:value-type="float">
            <text:p>245000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Derek Ryan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00000" calcext:value-type="float">
            <text:p>900000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Johnathan Kovacevic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766667" calcext:value-type="float">
            <text:p>766667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Jake Middleton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450000" calcext:value-type="float">
            <text:p>245000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Marc Staa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Connor Murphy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Tyson Jos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Klim Kosti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Ryan Lomberg</text:p>
          </table:table-cell>
          <table:table-cell table:number-columns-repeated="2"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00000" calcext:value-type="float">
            <text:p>80000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Nick Blankenburg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25000" calcext:value-type="float">
            <text:p>82500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Nick Seeler</text:p>
          </table:table-cell>
          <table:table-cell table:number-columns-repeated="2"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75000" calcext:value-type="float">
            <text:p>77500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Matt Dumb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Andrew Peeke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onnor Ingram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473" calcext:value-type="float">
            <text:p>4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Jonathan Droui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825000" calcext:value-type="float">
            <text:p>825000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Juuso Parssinen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850833" calcext:value-type="float">
            <text:p>850833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Ondrej Palat</text:p>
          </table:table-cell>
          <table:table-cell table:number-columns-repeated="2"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Jesper Boqvist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775000" calcext:value-type="float">
            <text:p>775000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Sean Kuraly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Radek Faksa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250000" calcext:value-type="float">
            <text:p>3250000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Carl Grundstrom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Brock Mcgin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Paul Cotter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775000" calcext:value-type="float">
            <text:p>775000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Cody Ceci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50000" calcext:value-type="float">
            <text:p>3250000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Jonas Brodin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Alec Martinez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Troy Stecher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Arber Xhekaj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828333" calcext:value-type="float">
            <text:p>828333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Michael Mcleod</text:p>
          </table:table-cell>
          <table:table-cell table:number-columns-repeated="2"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Danton Heine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Conor Timmi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Gavin Bayreuther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75000" calcext:value-type="float">
            <text:p>775000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Tj Brodie</text:p>
          </table:table-cell>
          <table:table-cell table:number-columns-repeated="2"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Ilya Lyubushki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Fabian Zetterlund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Emil Bemstrom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900000" calcext:value-type="float">
            <text:p>90000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Morgan Barron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Joe Veleno</text:p>
          </table:table-cell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825000" calcext:value-type="float">
            <text:p>82500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Trevor Lewis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775000" calcext:value-type="float">
            <text:p>77500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Hudson Fasching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775000" calcext:value-type="float">
            <text:p>77500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Nick Bonino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800000" calcext:value-type="float">
            <text:p>800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Alexey Toropchenko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Andrew Cogliano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825000" calcext:value-type="float">
            <text:p>825000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Steven Lorentz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Henri Jokiharju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Sean Walker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650000" calcext:value-type="float">
            <text:p>2650000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Derek Forbort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Zach Whitecloud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Nicklas Backstrom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9200000" calcext:value-type="float">
            <text:p>9200000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Marcus Foligno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Max Jones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295000" calcext:value-type="float">
            <text:p>129500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Zemgus Girgensons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Sheldon Dries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762500" calcext:value-type="float">
            <text:p>762500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Joel Edmund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Casey Cizikas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Tyler Motte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800000" calcext:value-type="float">
            <text:p>80000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Noah Greg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Jakub Vrana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625000" calcext:value-type="float">
            <text:p>262500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Erik Gudbranson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Jeremy Lauzon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Adam Ruzicka</text:p>
          </table:table-cell>
          <table:table-cell table:number-columns-repeated="2"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762500" calcext:value-type="float">
            <text:p>762500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Milan Lucic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Matt Martin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Keegan Kolesar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Calvin De Haan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75000" calcext:value-type="float">
            <text:p>775000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Jon Merrill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Scott Harringto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Mario Ferraro</text:p>
          </table:table-cell>
          <table:table-cell table:number-columns-repeated="2"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250000" calcext:value-type="float">
            <text:p>3250000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Quinton Byfield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894167" calcext:value-type="float">
            <text:p>894167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Tomas Nosek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Craig Smith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Jaycob Megn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62500" calcext:value-type="float">
            <text:p>762500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Marcus Bjork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775000" calcext:value-type="float">
            <text:p>775000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Tanner Jeannot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665000" calcext:value-type="float">
            <text:p>2665000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v</text:p>
          </table:table-cell>
          <table:table-cell table:number-columns-repeated="16367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Connor Dewar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00000" calcext:value-type="float">
            <text:p>800000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Denis Gurianov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850000" calcext:value-type="float">
            <text:p>85000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Wade Allison</text:p>
          </table:table-cell>
          <table:table-cell table:number-columns-repeated="2"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785000" calcext:value-type="float">
            <text:p>785000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Jordan Oesterle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25000" calcext:value-type="float">
            <text:p>925000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Dante Fabbro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Brad Hunt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62500" calcext:value-type="float">
            <text:p>76250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lvis Merzlikins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G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Philip Tomasino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863333" calcext:value-type="float">
            <text:p>863333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Sean Monahan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985000" calcext:value-type="float">
            <text:p>198500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Robby Fabbri</text:p>
          </table:table-cell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Oliver Wahlstrom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874125" calcext:value-type="float">
            <text:p>874125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Tyler Pitlick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787500" calcext:value-type="float">
            <text:p>787500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Julien Gauthier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87500" calcext:value-type="float">
            <text:p>787500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Artem Zub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600000" calcext:value-type="float">
            <text:p>4600000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Simon Benoit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75000" calcext:value-type="float">
            <text:p>775000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Jesse Ylonen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775000" calcext:value-type="float">
            <text:p>775000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Lukas Reichel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925000" calcext:value-type="float">
            <text:p>92500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Luke Evangelista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97500" calcext:value-type="float">
            <text:p>797500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Michael Pezzetta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812500" calcext:value-type="float">
            <text:p>812500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Brendan Gallagher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Sam Gagner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Josh Manson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Mattias Samuelsson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285714" calcext:value-type="float">
            <text:p>4285714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Jake Evans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Mathieu Joseph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50000" calcext:value-type="float">
            <text:p>2950000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Cole Smith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775000" calcext:value-type="float">
            <text:p>775000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Mason Appleton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166667" calcext:value-type="float">
            <text:p>2166667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Boris Katchouk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58333" calcext:value-type="float">
            <text:p>758333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Dylan Guenther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894167" calcext:value-type="float">
            <text:p>894167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Nathan Bastian</text:p>
          </table:table-cell>
          <table:table-cell table:number-columns-repeated="2"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Rem Pitlick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Oskar Lindblom</text:p>
          </table:table-cell>
          <table:table-cell table:number-columns-repeated="2"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Joel Armia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Ryan Poehling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Liam Foudy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62500" calcext:value-type="float">
            <text:p>76250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Jan Rutta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Teddy Blueger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Nils Aman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3750" calcext:value-type="float">
            <text:p>88375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Michael Eyssimont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00000" calcext:value-type="float">
            <text:p>800000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Mathieu Olivier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Ryan Reave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Alex Belzile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75000" calcext:value-type="float">
            <text:p>77500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Axel Jonsson Fjallby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75000" calcext:value-type="float">
            <text:p>775000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Kiefer Sherwood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75000" calcext:value-type="float">
            <text:p>775000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Austin Watson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Alexandre Carrier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Aliaksei Prota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89167" calcext:value-type="float">
            <text:p>789167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Patrick Maro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800000" calcext:value-type="float">
            <text:p>800000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Brett Howden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Jaret Anderson Dolan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75000" calcext:value-type="float">
            <text:p>775000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Mark Jankowski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75000" calcext:value-type="float">
            <text:p>775000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Brandon Duhaime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Jacob Bryson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Zachary Werenski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583333" calcext:value-type="float">
            <text:p>9583333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Ben Hutton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50000" calcext:value-type="float">
            <text:p>850000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Rasmus Kupari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Isac Lundestrom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Luke Kunin</text:p>
          </table:table-cell>
          <table:table-cell table:number-columns-repeated="2"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Pontus Holmberg</text:p>
          </table:table-cell>
          <table:table-cell table:number-columns-repeated="2"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00000" calcext:value-type="float">
            <text:p>800000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Phillip Di Giuseppe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75000" calcext:value-type="float">
            <text:p>775000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Cal Clutterbuck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Josh Archibald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00000" calcext:value-type="float">
            <text:p>800000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Nicolas Deslauriers</text:p>
          </table:table-cell>
          <table:table-cell table:number-columns-repeated="2"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Walker Duehr</text:p>
          </table:table-cell>
          <table:table-cell table:number-columns-repeated="2" office:value-type="string" calcext:value-type="string">
            <text:p>CGY</text:p>
          </table:table-cell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25000" calcext:value-type="float">
            <text:p>825000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Mark Kastelic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35000" calcext:value-type="float">
            <text:p>835000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Victor Soderstrom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63333" calcext:value-type="float">
            <text:p>863333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Kevin Bahl</text:p>
          </table:table-cell>
          <table:table-cell table:number-columns-repeated="2"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Jarred Tinordi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Dylan Samberg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Jack Johnso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75000" calcext:value-type="float">
            <text:p>775000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Joshua Brown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75000" calcext:value-type="float">
            <text:p>1275000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Yegor Chinakhov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00000" calcext:value-type="float">
            <text:p>800000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Pierre Edouard Bellemar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75000" calcext:value-type="float">
            <text:p>775000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Aj Greer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62500" calcext:value-type="float">
            <text:p>762500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Jordan Greenway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Joel Kivirant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Ian Mitchell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75000" calcext:value-type="float">
            <text:p>775000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Gustav Lindstrom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50000" calcext:value-type="float">
            <text:p>950000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Nikita Zaitsev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Philip Broberg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63333" calcext:value-type="float">
            <text:p>863333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Riley Stillma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Jacob Macdonald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62500" calcext:value-type="float">
            <text:p>762500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Connor Mackey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75000" calcext:value-type="float">
            <text:p>775000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Nicolas Aube Kube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25000" calcext:value-type="float">
            <text:p>1225000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Patrick Brow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00000" calcext:value-type="float">
            <text:p>80000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Drew Oconnor</text:p>
          </table:table-cell>
          <table:table-cell table:number-columns-repeated="2"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25000" calcext:value-type="float">
            <text:p>925000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Jake Neighbours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35833" calcext:value-type="float">
            <text:p>835833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Pavel Dorofeyev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25000" calcext:value-type="float">
            <text:p>825000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Erik Johnso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50000" calcext:value-type="float">
            <text:p>3250000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Robert Hagg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75000" calcext:value-type="float">
            <text:p>775000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Cal Foote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00000" calcext:value-type="float">
            <text:p>800000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Alex Chiasso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Joey Anderso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00000" calcext:value-type="float">
            <text:p>800000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Simon Holmstrom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63333" calcext:value-type="float">
            <text:p>863333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Kevin Stenlund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Brett Leason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75000" calcext:value-type="float">
            <text:p>775000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Liam Obrien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75000" calcext:value-type="float">
            <text:p>775000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Cole Sillinger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25000" calcext:value-type="float">
            <text:p>925000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Juraj Slafkovsky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50000" calcext:value-type="float">
            <text:p>950000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Zack Macewe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75000" calcext:value-type="float">
            <text:p>775000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Dylan Gambrell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75000" calcext:value-type="float">
            <text:p>775000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Saku Maenalane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R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Mackenzie Entwistle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00000" calcext:value-type="float">
            <text:p>800000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Daniil Miromanov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62500" calcext:value-type="float">
            <text:p>76250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Alex Goligoski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Vinnie Hinostroz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75000" calcext:value-type="float">
            <text:p>775000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Chris Tierney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75000" calcext:value-type="float">
            <text:p>77500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Elmer Soderblom</text:p>
          </table:table-cell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78333" calcext:value-type="float">
            <text:p>878333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Jake Bean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33333" calcext:value-type="float">
            <text:p>2333333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Ben Harpur</text:p>
          </table:table-cell>
          <table:table-cell table:number-columns-repeated="2"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87500" calcext:value-type="float">
            <text:p>787500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Kurtis Macdermid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87500" calcext:value-type="float">
            <text:p>987500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Niko Mikko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Colin Blackwell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Nathan Walker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75000" calcext:value-type="float">
            <text:p>775000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Nils Hoglander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Dylan Holloway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25000" calcext:value-type="float">
            <text:p>925000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Jack Studnicka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62500" calcext:value-type="float">
            <text:p>76250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Chris Wideman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62500" calcext:value-type="float">
            <text:p>762500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Colton White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62500" calcext:value-type="float">
            <text:p>762500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Robert Bortuzzo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50000" calcext:value-type="float">
            <text:p>950000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Kyle Burrough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Matt Irwi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75000" calcext:value-type="float">
            <text:p>775000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Anthony Duclair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Ridly Greig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63333" calcext:value-type="float">
            <text:p>863333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Brendan Lemieux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00000" calcext:value-type="float">
            <text:p>80000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Vasily Podkolzin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25000" calcext:value-type="float">
            <text:p>925000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Isaak Phillips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59167" calcext:value-type="float">
            <text:p>859167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Zach Bogosian</text:p>
          </table:table-cell>
          <table:table-cell table:number-columns-repeated="2"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50000" calcext:value-type="float">
            <text:p>850000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Chad Ruhwedel</text:p>
          </table:table-cell>
          <table:table-cell table:number-columns-repeated="2"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00000" calcext:value-type="float">
            <text:p>800000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Devin Shor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75000" calcext:value-type="float">
            <text:p>775000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Jacob Peterson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75000" calcext:value-type="float">
            <text:p>775000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Jack Drury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25000" calcext:value-type="float">
            <text:p>925000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Rasmus Asplund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75000" calcext:value-type="float">
            <text:p>775000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Jayson Megn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75000" calcext:value-type="float">
            <text:p>775000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Tyson Foerster</text:p>
          </table:table-cell>
          <table:table-cell table:number-columns-repeated="2"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63333" calcext:value-type="float">
            <text:p>863333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Jakob Pelletier</text:p>
          </table:table-cell>
          <table:table-cell table:number-columns-repeated="2"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63333" calcext:value-type="float">
            <text:p>863333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Nikita Alexandrov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16667" calcext:value-type="float">
            <text:p>816667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Filip Zadina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Karson Kuhlman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75000" calcext:value-type="float">
            <text:p>775000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Sam Carrick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50000" calcext:value-type="float">
            <text:p>850000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Cole Guttman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50000" calcext:value-type="float">
            <text:p>95000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Reese Johnson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00000" calcext:value-type="float">
            <text:p>800000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Alexander Alexeyev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25000" calcext:value-type="float">
            <text:p>825000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Vincent Desharnais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62500" calcext:value-type="float">
            <text:p>762500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Brendan Smith</text:p>
          </table:table-cell>
          <table:table-cell table:number-columns-repeated="2"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Robin Salo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00000" calcext:value-type="float">
            <text:p>800000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Lane Pederso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75000" calcext:value-type="float">
            <text:p>775000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Luke Glendening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00000" calcext:value-type="float">
            <text:p>800000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Ty Smith</text:p>
          </table:table-cell>
          <table:table-cell table:number-columns-repeated="2"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75000" calcext:value-type="float">
            <text:p>77500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Matt Kiersted</text:p>
          </table:table-cell>
          <table:table-cell table:number-columns-repeated="2"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62500" calcext:value-type="float">
            <text:p>762500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Jakub Zboril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37500" calcext:value-type="float">
            <text:p>113750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Dennis Gilbert</text:p>
          </table:table-cell>
          <table:table-cell table:number-columns-repeated="2"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62500" calcext:value-type="float">
            <text:p>76250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Tyler Tucker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00000" calcext:value-type="float">
            <text:p>800000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Jordan Gross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62500" calcext:value-type="float">
            <text:p>762500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Logan Brown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75000" calcext:value-type="float">
            <text:p>775000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Anthony Richard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75000" calcext:value-type="float">
            <text:p>775000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Jansen Harkins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0000" calcext:value-type="float">
            <text:p>850000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Austin Czarnik</text:p>
          </table:table-cell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62500" calcext:value-type="float">
            <text:p>762500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Curtis Lazar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Nick Cicek</text:p>
          </table:table-cell>
          <table:table-cell table:number-columns-repeated="2"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35000" calcext:value-type="float">
            <text:p>835000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Kale Clague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75000" calcext:value-type="float">
            <text:p>775000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Ben Meyers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75000" calcext:value-type="float">
            <text:p>775000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Andreas Englund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Nathan Beaulieu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Samuel Bolduc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0000" calcext:value-type="float">
            <text:p>800000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Jakub Voracek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Nicholas Robertson</text:p>
          </table:table-cell>
          <table:table-cell table:number-columns-repeated="2"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96667" calcext:value-type="float">
            <text:p>796667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Alexander Holtz</text:p>
          </table:table-cell>
          <table:table-cell table:number-columns-repeated="2"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94167" calcext:value-type="float">
            <text:p>894167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Philippe Myers</text:p>
          </table:table-cell>
          <table:table-cell table:number-columns-repeated="2"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Darren Raddysh</text:p>
          </table:table-cell>
          <table:table-cell table:number-columns-repeated="2"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62500" calcext:value-type="float">
            <text:p>762500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Guillaume Brisebois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75000" calcext:value-type="float">
            <text:p>775000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Filip Roos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25000" calcext:value-type="float">
            <text:p>925000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Logan Stanley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Mark Friedman</text:p>
          </table:table-cell>
          <table:table-cell table:number-columns-repeated="2"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75000" calcext:value-type="float">
            <text:p>775000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Radim Simek</text:p>
          </table:table-cell>
          <table:table-cell table:number-columns-repeated="2"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50000" calcext:value-type="float">
            <text:p>2250000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Tim Berni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David Gustafsson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75000" calcext:value-type="float">
            <text:p>77500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Tanner Pearson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50000" calcext:value-type="float">
            <text:p>3250000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Joe Snively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0000" calcext:value-type="float">
            <text:p>800000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Zac Dalpe</text:p>
          </table:table-cell>
          <table:table-cell table:number-columns-repeated="2"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75000" calcext:value-type="float">
            <text:p>775000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Matt Luff</text:p>
          </table:table-cell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75000" calcext:value-type="float">
            <text:p>775000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Michael Mccarron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75000" calcext:value-type="float">
            <text:p>775000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Tanner Laczynski</text:p>
          </table:table-cell>
          <table:table-cell table:number-columns-repeated="2"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62500" calcext:value-type="float">
            <text:p>762500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Max Pacioretty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Akito Hirose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87500" calcext:value-type="float">
            <text:p>78750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Michael Kesselring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25000" calcext:value-type="float">
            <text:p>925000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Wyatt Kaiser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16667" calcext:value-type="float">
            <text:p>916667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Christian Wolanin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75000" calcext:value-type="float">
            <text:p>77500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Dylan Coghlan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50000" calcext:value-type="float">
            <text:p>850000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Casey Fitzgerald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75000" calcext:value-type="float">
            <text:p>775000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Dryden Hunt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75000" calcext:value-type="float">
            <text:p>775000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6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Simon Edvinsson</text:p>
          </table:table-cell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94167" calcext:value-type="float">
            <text:p>894167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Kyle Capobianco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62500" calcext:value-type="float">
            <text:p>762500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Fredrik Olofsso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75000" calcext:value-type="float">
            <text:p>775000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Givani Smith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00000" calcext:value-type="float">
            <text:p>800000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Parker Kelly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62500" calcext:value-type="float">
            <text:p>762500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Justin Danforth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75000" calcext:value-type="float">
            <text:p>975000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Joshua Norris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950000" calcext:value-type="float">
            <text:p>7950000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William Eklund</text:p>
          </table:table-cell>
          <table:table-cell table:number-columns-repeated="2"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63333" calcext:value-type="float">
            <text:p>863333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Michael Carcone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75000" calcext:value-type="float">
            <text:p>775000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Samuel Fagemo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75000" calcext:value-type="float">
            <text:p>775000</text:p>
          </table:table-cell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Aatu Raty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36667" calcext:value-type="float">
            <text:p>836667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Zach Sanford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0000" calcext:value-type="float">
            <text:p>80000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Luke Hughes</text:p>
          </table:table-cell>
          <table:table-cell table:number-columns-repeated="2"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25000" calcext:value-type="float">
            <text:p>92500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Jack Rathbone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0000" calcext:value-type="float">
            <text:p>850000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Jordie Ben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Marco Scandella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75000" calcext:value-type="float">
            <text:p>3275000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Andrew Agozzino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5000" calcext:value-type="float">
            <text:p>775000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Pavol Regenda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55000" calcext:value-type="float">
            <text:p>855000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Ryan Carpenter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5000" calcext:value-type="float">
            <text:p>775000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Mac Hollowell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75000" calcext:value-type="float">
            <text:p>775000</text:p>
          </table:table-cell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Thomas Harley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63333" calcext:value-type="float">
            <text:p>863333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John Hayden</text:p>
          </table:table-cell>
          <table:table-cell table:number-columns-repeated="2"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5000" calcext:value-type="float">
            <text:p>775000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Derrick Poulio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75000" calcext:value-type="float">
            <text:p>775000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Spencer Stastney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25000" calcext:value-type="float">
            <text:p>925000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Henry Thrun</text:p>
          </table:table-cell>
          <table:table-cell table:number-columns-repeated="2"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12500" calcext:value-type="float">
            <text:p>912500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Tyler Kleven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16667" calcext:value-type="float">
            <text:p>916667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Brandt Clarke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63333" calcext:value-type="float">
            <text:p>863333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Brayden Pachal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75000" calcext:value-type="float">
            <text:p>775000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Kaedan Korczak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89167" calcext:value-type="float">
            <text:p>789167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Victor Met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75000" calcext:value-type="float">
            <text:p>775000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Urho Vaakanainen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0000" calcext:value-type="float">
            <text:p>850000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Joel Hanley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87500" calcext:value-type="float">
            <text:p>787500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Zack Kassia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Andreas Johnsso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0000" calcext:value-type="float">
            <text:p>800000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Grigori Denisenko</text:p>
          </table:table-cell>
          <table:table-cell table:number-columns-repeated="2"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75000" calcext:value-type="float">
            <text:p>775000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Lukas Rousek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75000" calcext:value-type="float">
            <text:p>775000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Egor Sokolov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Austin Wagner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Shane Wright</text:p>
          </table:table-cell>
          <table:table-cell table:number-columns-repeated="2"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8333" calcext:value-type="float">
            <text:p>918333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Byron Froese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2500" calcext:value-type="float">
            <text:p>762500</text:p>
          </table:table-cell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Beck Malensty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2500" calcext:value-type="float">
            <text:p>762500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Jonny Brodzinski</text:p>
          </table:table-cell>
          <table:table-cell table:number-columns-repeated="2"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2500" calcext:value-type="float">
            <text:p>762500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Drew Helleson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25000" calcext:value-type="float">
            <text:p>92500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Cole Mcward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22500" calcext:value-type="float">
            <text:p>92250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Nikita Okhotiuk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89167" calcext:value-type="float">
            <text:p>789167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Travis Dermott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0000" calcext:value-type="float">
            <text:p>800000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Nikolai Knyzhov</text:p>
          </table:table-cell>
          <table:table-cell table:number-columns-repeated="2"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Libor Hajek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Nick Abruzzese</text:p>
          </table:table-cell>
          <table:table-cell table:number-columns-repeated="2"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Otto Koivula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000" calcext:value-type="float">
            <text:p>800000</text:p>
          </table:table-cell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Thomas Bordeleau</text:p>
          </table:table-cell>
          <table:table-cell table:number-columns-repeated="2"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16667" calcext:value-type="float">
            <text:p>916667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Hunter Mckown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50000" calcext:value-type="float">
            <text:p>950000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Ross Johnston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Connor Carrick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Kyle Criscuolo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Lucas Condotta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Tyler Angle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50833" calcext:value-type="float">
            <text:p>850833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Stanislav Svozil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5000" calcext:value-type="float">
            <text:p>825000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Tucker Poolman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Oskar Steen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0000" calcext:value-type="float">
            <text:p>800000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Vincent Iorio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14167" calcext:value-type="float">
            <text:p>814167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Jake Muzzin</text:p>
          </table:table-cell>
          <table:table-cell table:number-columns-repeated="2"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25000" calcext:value-type="float">
            <text:p>5625000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Steven Santini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000" calcext:value-type="float">
            <text:p>800000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David Gust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62500" calcext:value-type="float">
            <text:p>762500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Jake Livingstone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Dylan Mcilrath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John Leonard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Nolan Foote</text:p>
          </table:table-cell>
          <table:table-cell table:number-columns-repeated="2"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3333" calcext:value-type="float">
            <text:p>863333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Alex Vlasic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16667" calcext:value-type="float">
            <text:p>916667</text:p>
          </table:table-cell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Jordan Spence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0000" calcext:value-type="float">
            <text:p>820000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Aidan Mcdonough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5000" calcext:value-type="float">
            <text:p>925000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Matej Blumel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5000" calcext:value-type="float">
            <text:p>925000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Sean Farrell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97500" calcext:value-type="float">
            <text:p>89750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Brett Seney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Corey Schuenema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Nikita Nesterenko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5000" calcext:value-type="float">
            <text:p>925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Billy Sweezey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2500" calcext:value-type="float">
            <text:p>762500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Mike Reilly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Ville Heinola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63333" calcext:value-type="float">
            <text:p>863333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Tobias Bjornfot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Radim Zohorn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Jacob Lucchini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Parker Wotherspoo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Cale Fleury</text:p>
          </table:table-cell>
          <table:table-cell table:number-columns-repeated="2"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000" calcext:value-type="float">
            <text:p>800000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Milos Kelemen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17500" calcext:value-type="float">
            <text:p>817500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Cole Koepke</text:p>
          </table:table-cell>
          <table:table-cell table:number-columns-repeated="2"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Egor Afanasyev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89167" calcext:value-type="float">
            <text:p>789167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Kevin Gravel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2500" calcext:value-type="float">
            <text:p>762500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Haydn Fleury</text:p>
          </table:table-cell>
          <table:table-cell table:number-columns-repeated="2"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2500" calcext:value-type="float">
            <text:p>762500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Kyle Clifford</text:p>
          </table:table-cell>
          <table:table-cell table:number-columns-repeated="2"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2500" calcext:value-type="float">
            <text:p>762500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Kristian Reichel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5000" calcext:value-type="float">
            <text:p>775000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Justin Richard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5000" calcext:value-type="float">
            <text:p>77500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Mikael Pyyhtia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7500" calcext:value-type="float">
            <text:p>897500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Luke Philp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5000" calcext:value-type="float">
            <text:p>775000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Matthew Knies</text:p>
          </table:table-cell>
          <table:table-cell table:number-columns-repeated="2"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5000" calcext:value-type="float">
            <text:p>92500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Brendan Gaunce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2500" calcext:value-type="float">
            <text:p>76250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Dominic Toninato</text:p>
          </table:table-cell>
          <table:table-cell table:number-columns-repeated="2"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5000" calcext:value-type="float">
            <text:p>775000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Joona Koppane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5000" calcext:value-type="float">
            <text:p>775000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Olle Lycksell</text:p>
          </table:table-cell>
          <table:table-cell table:number-columns-repeated="2"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7500" calcext:value-type="float">
            <text:p>787500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Bobby Mcmann</text:p>
          </table:table-cell>
          <table:table-cell table:number-columns-repeated="2"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2500" calcext:value-type="float">
            <text:p>762500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William Lockwood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5000" calcext:value-type="float">
            <text:p>775000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Jonas Rondbjerg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6667" calcext:value-type="float">
            <text:p>766667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Carson Meyer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5000" calcext:value-type="float">
            <text:p>775000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string" calcext:value-type="string">
            <text:p>Kevin Rooney</text:p>
          </table:table-cell>
          <table:table-cell table:number-columns-repeated="2"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Marco Rossi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3333" calcext:value-type="float">
            <text:p>863333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Chris Wagne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Hayden Hodgson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0000" calcext:value-type="float">
            <text:p>800000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Jeremy Davies</text:p>
          </table:table-cell>
          <table:table-cell table:number-columns-repeated="2"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Vinni Lettieri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string" calcext:value-type="string">
            <text:p>Shane Bowers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Lias Andersson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Nick Swaney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Sheldon Rempal</text:p>
          </table:table-cell>
          <table:table-cell table:number-columns-repeated="2"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string" calcext:value-type="string">
            <text:p>Gabriel Fortier</text:p>
          </table:table-cell>
          <table:table-cell table:number-columns-repeated="2"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Adam Ginning</text:p>
          </table:table-cell>
          <table:table-cell table:number-columns-repeated="2"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3750" calcext:value-type="float">
            <text:p>883750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Hugh Mcging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Maxence Guenette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13333" calcext:value-type="float">
            <text:p>813333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William Dufour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string" calcext:value-type="string">
            <text:p>Oskar Olausson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Owen Beck</text:p>
          </table:table-cell>
          <table:table-cell table:number-columns-repeated="2"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5000" calcext:value-type="float">
            <text:p>885000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Marco Kasper</text:p>
          </table:table-cell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Steven Fogarty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Dakota Mermis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Matthew Highmore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Lucas Johanse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Dennis Cholowski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string" calcext:value-type="string">
            <text:p>Jacob Moverare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string" calcext:value-type="string">
            <text:p>Lucas Carlsson</text:p>
          </table:table-cell>
          <table:table-cell table:number-columns-repeated="2"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Matthew Phillip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Benoit Olivier Groulx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Jan Jenik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Ronnie Attard</text:p>
          </table:table-cell>
          <table:table-cell table:number-columns-repeated="2"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50000" calcext:value-type="float">
            <text:p>850000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Lassi Thomson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Jackson Lacombe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Vladislav Kolyachonok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9167" calcext:value-type="float">
            <text:p>789167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Tyce Thompson</text:p>
          </table:table-cell>
          <table:table-cell table:number-columns-repeated="2"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Brock Faber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Callahan Burke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Samuel Knazko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7500" calcext:value-type="float">
            <text:p>84750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Matthew Kessel</text:p>
          </table:table-cell>
          <table:table-cell table:number-columns-repeated="2"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3750" calcext:value-type="float">
            <text:p>883750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Marc Mclaughlin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Gustav Olofsson</text:p>
          </table:table-cell>
          <table:table-cell table:number-columns-repeated="2"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Dillon Heatherington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Glenn Gawdin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Maxime Lajoie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string" calcext:value-type="string">
            <text:p>Riley Tufte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Marian Studenic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Jonathan Gruden</text:p>
          </table:table-cell>
          <table:table-cell table:number-columns-repeated="2"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Taro Hirose</text:p>
          </table:table-cell>
          <table:table-cell table:number-columns-repeated="2"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50000" calcext:value-type="float">
            <text:p>850000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Tristen Robins</text:p>
          </table:table-cell>
          <table:table-cell table:number-columns-repeated="2"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7500" calcext:value-type="float">
            <text:p>797500</text:p>
          </table:table-cell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Adam Raska</text:p>
          </table:table-cell>
          <table:table-cell table:number-columns-repeated="2"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8333" calcext:value-type="float">
            <text:p>848333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string" calcext:value-type="string">
            <text:p>Alex Steeves</text:p>
          </table:table-cell>
          <table:table-cell table:number-columns-repeated="2"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34167" calcext:value-type="float">
            <text:p>834167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Taylor Fedun</text:p>
          </table:table-cell>
          <table:table-cell table:number-columns-repeated="2"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Connor Brow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Drake Caggiula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Jeffrey Viel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Nick Desimone</text:p>
          </table:table-cell>
          <table:table-cell table:number-columns-repeated="2"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Arnaud Durandeau</text:p>
          </table:table-cell>
          <table:table-cell table:number-columns-repeated="2"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Alec Regul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Nathan Smith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Alex Turcotte</text:p>
          </table:table-cell>
          <table:table-cell table:number-columns-repeated="2"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94167" calcext:value-type="float">
            <text:p>894167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Will Cuylle</text:p>
          </table:table-cell>
          <table:table-cell table:number-columns-repeated="2"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Elliot Desnoyers</text:p>
          </table:table-cell>
          <table:table-cell table:number-columns-repeated="2"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David Jiricek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Bokondji Imama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Fredrik Karlstrom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Mikhail Maltsev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string" calcext:value-type="string">
            <text:p>Roland Mckeown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Rourke Chartier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Connor Mcmichae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string" calcext:value-type="string">
            <text:p>Justin Kirkland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Jacob Larsson</text:p>
          </table:table-cell>
          <table:table-cell table:number-columns-repeated="2"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Jamie Drysdale</text:p>
          </table:table-cell>
          <table:table-cell table:number-columns-repeated="2"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  <table:table-cell table:number-columns-repeated="16368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Mike Hardman</text:p>
          </table:table-cell>
          <table:table-cell table:number-columns-repeated="2"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0000" calcext:value-type="float">
            <text:p>800000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Adam Beckman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94167" calcext:value-type="float">
            <text:p>894167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Jean Luc Foudy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7500" calcext:value-type="float">
            <text:p>847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Brad Malone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James Hamblin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7500" calcext:value-type="float">
            <text:p>807500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Noah Juulsen</text:p>
          </table:table-cell>
          <table:table-cell table:number-columns-repeated="2"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Anton Blidh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Dysin Mayo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Markus Niemelainen</text:p>
          </table:table-cell>
          <table:table-cell table:number-columns-repeated="2"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Jake Leschyshyn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6667" calcext:value-type="float">
            <text:p>766667</text:p>
          </table:table-cell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7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ETIRED Pat Berger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hil Kess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v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dam Brook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dam Edstrom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6667" calcext:value-type="float">
            <text:p>84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dam Fantilli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dam Gaudette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kil Thomas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ex Limoge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exandre Texier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25000" calcext:value-type="float">
            <text:p>15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madeus Lombardi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8333" calcext:value-type="float">
            <text:p>83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ndre Heim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ndrew Poturalsk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nthony Angello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ntti Saarel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6250" calcext:value-type="float">
            <text:p>89625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lake Murray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91667" calcext:value-type="float">
            <text:p>79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ad Lambert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aeden Kressle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0556" calcext:value-type="float">
            <text:p>800556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endan Brisson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ett Harriso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ian Pinho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edan Banki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meron Hughe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rl Berglund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hase Wheatcrof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2500" calcext:value-type="float">
            <text:p>8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haz Lucius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4167" calcext:value-type="float">
            <text:p>894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lark Bishop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olton Dach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onnor Bedard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onnor Zar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onor Geeki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ooper Marody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urtis Douglas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7500" calcext:value-type="float">
            <text:p>83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urtis Hall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anil Zhilkin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1667" calcext:value-type="float">
            <text:p>83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avid Goyett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3333" calcext:value-type="float">
            <text:p>92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mitry Ovchinnikov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5000" calcext:value-type="float">
            <text:p>83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then Frank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Fedor Svechkov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Felix Robert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7500" calcext:value-type="float">
            <text:p>85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Francesco Arcur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Francesco Pinelli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5000" calcext:value-type="float">
            <text:p>84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Fraser Minte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5833" calcext:value-type="float">
            <text:p>845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Gage Goncalves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0000" calcext:value-type="float">
            <text:p>82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Gage Quinney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Garrett Pilo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Greg Mckegg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Hendrix Lapierr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Henri Nikkanen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Hunter Ha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7500" calcext:value-type="float">
            <text:p>89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Ilya Usau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7500" calcext:value-type="float">
            <text:p>89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chym Kondelik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5000" calcext:value-type="float">
            <text:p>85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ck Finley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97500" calcext:value-type="float">
            <text:p>79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ke Chiasso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3333" calcext:value-type="float">
            <text:p>84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kub Brabenec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len Luype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mieson Re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9167" calcext:value-type="float">
            <text:p>83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n Mysak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sper Weatherby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yden Grubb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iri Kulich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hn Beecher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hn Farinacci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0000" calcext:value-type="float">
            <text:p>91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rdan Frasc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ustin Dowling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ustin Robid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arl Henriksson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eean Washkurak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2500" calcext:value-type="float">
            <text:p>8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yle Maclean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0000" calcext:value-type="float">
            <text:p>8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eo Carlsso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inus Karlsso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83750" calcext:value-type="float">
            <text:p>88375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ogan Cooley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ogan Morri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ogan Stankove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4167" calcext:value-type="float">
            <text:p>814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uca Del Bel Belluz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1667" calcext:value-type="float">
            <text:p>89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ukas Svejkovsk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uke Henma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91667" calcext:value-type="float">
            <text:p>79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rtin Pospisil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son Primeau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thias Emilio Pettersen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tthew Peca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tthew Poitra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tyas Sapovaliv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1667" calcext:value-type="float">
            <text:p>83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vrik Bourque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4167" calcext:value-type="float">
            <text:p>894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x Sasso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ichael Sgarbossa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ikhail Abramov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9444" calcext:value-type="float">
            <text:p>809444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itchell Stephen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ate Daniel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athan Gaucher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athan Todd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olan Burke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1667" calcext:value-type="float">
            <text:p>86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olan Steven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Ondrej Pave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Oskar Back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833" calcext:value-type="float">
            <text:p>850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Ozzy Wiesblatt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5833" calcext:value-type="float">
            <text:p>835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arker Ford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aul Ludwinsk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31667" calcext:value-type="float">
            <text:p>93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hilippe Daous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1667" calcext:value-type="float">
            <text:p>82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hilippe Maillet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aphael Lavoi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4125" calcext:value-type="float">
            <text:p>874125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eece Newkirk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hett Gardner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iley Damian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iley Kidney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iley Nash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oni Hirvone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6667" calcext:value-type="float">
            <text:p>85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ory Kerins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6667" calcext:value-type="float">
            <text:p>84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uslan Iskhakov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5000" calcext:value-type="float">
            <text:p>85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yan Hofe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1667" calcext:value-type="float">
            <text:p>85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yan Mcallister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6667" calcext:value-type="float">
            <text:p>89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yan Mcgregor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yan Suzuki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yan Tverberg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1667" calcext:value-type="float">
            <text:p>85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yan Wintert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yder Korczak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am Hentg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5000" calcext:value-type="float">
            <text:p>85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amuel Helenius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5833" calcext:value-type="float">
            <text:p>805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cott Reedy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eth Griffith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revor Kuntar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risten Nielse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ucker Robert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urner Elson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y Glover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yler Madden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yson Kozak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000" calcext:value-type="float">
            <text:p>8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Ville Petma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83750" calcext:value-type="float">
            <text:p>88375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Waltteri Merela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Wyatt Bongiovanni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2500" calcext:value-type="float">
            <text:p>80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Xavier Bourgault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Xavier Simoneau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5000" calcext:value-type="float">
            <text:p>85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Zach Dea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2500" calcext:value-type="float">
            <text:p>85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Zachary Bolduc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Zack Ostapchuk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dam Wilsby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2500" calcext:value-type="float">
            <text:p>84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idan Fulp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bert Johans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0000" calcext:value-type="float">
            <text:p>82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eksi Heimosalmi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5833" calcext:value-type="float">
            <text:p>805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ex Petrovic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nton Malmstrom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0000" calcext:value-type="float">
            <text:p>91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ntti Tuomist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nttoni Honka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rtem Grushnikov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4167" calcext:value-type="float">
            <text:p>814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rtem Guryev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0000" calcext:value-type="float">
            <text:p>86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rtemi Kniazev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9167" calcext:value-type="float">
            <text:p>78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shton Sautner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enjamin Gleaso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ady Keeper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ady Lyle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andon Scanlin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ogan Rafferty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lle Odelius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6667" calcext:value-type="float">
            <text:p>84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lle Sjalin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5000" calcext:value-type="float">
            <text:p>85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m Dinee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meron Crotty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rson Lambo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hase Priski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hristian Kyrou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8333" calcext:value-type="float">
            <text:p>87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hristoffer Sedoff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hristopher Tanev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ole Krygier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7500" calcext:value-type="float">
            <text:p>83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olton Poolman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orson Ceulemans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aemon H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aniel Renouf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aniil Chayka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aniil Misyul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avid Reinbacher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avid Space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2500" calcext:value-type="float">
            <text:p>8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eclan Carlile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5000" calcext:value-type="float">
            <text:p>85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eclan Chisholm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enton Mateychuk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mitri Kuzmin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95556" calcext:value-type="float">
            <text:p>795556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omenick Fensor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onovan Sebrango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emil Vir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lias Pettersson2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lias Salomonsson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6667" calcext:value-type="float">
            <text:p>84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mil Andra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03333" calcext:value-type="float">
            <text:p>90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mil Martinsen Lilleberg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mil Pieniniem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than Del Mastro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5833" calcext:value-type="float">
            <text:p>855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than Sams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6667" calcext:value-type="float">
            <text:p>84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van Nause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4167" calcext:value-type="float">
            <text:p>864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Filip Johansso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83750" calcext:value-type="float">
            <text:p>88375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Gannon Laroque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7500" calcext:value-type="float">
            <text:p>85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Gianni Fairbrothe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8333" calcext:value-type="float">
            <text:p>84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Grant Hutton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Griffin Mende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90000" calcext:value-type="float">
            <text:p>79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Hardy Haman Aktel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Helge Gran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7500" calcext:value-type="float">
            <text:p>84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Hunter Skinne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833" calcext:value-type="float">
            <text:p>850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Ilya Solovyov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Isaac Belliveau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5000" calcext:value-type="float">
            <text:p>8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ck Ahca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ck Matier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1667" calcext:value-type="float">
            <text:p>80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ck St Ivan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7500" calcext:value-type="float">
            <text:p>85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ck Thompson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cob Bernard Docker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5000" calcext:value-type="float">
            <text:p>80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cob Christiansen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kub Dvor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red Mcisaac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7500" calcext:value-type="float">
            <text:p>78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yden Struble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erad Rosburg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eremie Biakabutuka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eremie Poirier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3333" calcext:value-type="float">
            <text:p>82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ett Woo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immy Schuld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e Fleming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e Hicketts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hn Ludvig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rian Donova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8333" calcext:value-type="float">
            <text:p>81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seph Cecconi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sh Jacobs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eaton Middleto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evin Connauton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evin Korchinsk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im Nousiainen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irill Kudryavtsev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000" calcext:value-type="float">
            <text:p>8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yle Master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5000" calcext:value-type="float">
            <text:p>86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ayton Ahac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7500" calcext:value-type="float">
            <text:p>89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eo Loof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eon Gawanke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ian Bichse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ogan Mailloux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5000" calcext:value-type="float">
            <text:p>8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ouis Belpedio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ouis Crevier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833" calcext:value-type="float">
            <text:p>850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ukas Cormier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93333" calcext:value-type="float">
            <text:p>79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uke Prokop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93333" calcext:value-type="float">
            <text:p>79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ksymilian Szuber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rc Andre Gaudet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0000" calcext:value-type="float">
            <text:p>83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rc Del Gaizo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833" calcext:value-type="float">
            <text:p>850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rek Alscher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6667" calcext:value-type="float">
            <text:p>89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rshall Rifai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son Lohrei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son Millma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8333" calcext:value-type="float">
            <text:p>81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tthew Robertson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97500" calcext:value-type="float">
            <text:p>79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ttias Norlinder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veric Lamoureux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ximus Wanner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xwell Crozier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ichael Benning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6667" calcext:value-type="float">
            <text:p>91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ichael Buchinge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ichael Callaha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83750" calcext:value-type="float">
            <text:p>88375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ichael Vukojevic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833" calcext:value-type="float">
            <text:p>850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ikko Kokkone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6667" calcext:value-type="float">
            <text:p>84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itch Reink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ontana Onyebuch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athan Clurma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athan Staio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icolas Beaudin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ikita Novikov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ikolas Brouillard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ikolas Matinpalo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85000" calcext:value-type="float">
            <text:p>88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oah Warre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6667" calcext:value-type="float">
            <text:p>89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oel Hoefenmayer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5000" calcext:value-type="float">
            <text:p>84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olan Alla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Ole Julian Bjorgvik Holm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Olen Zellweger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4167" calcext:value-type="float">
            <text:p>844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Oliver Bonk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Owen Pickering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atrik Koch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7500" calcext:value-type="float">
            <text:p>84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aul Ladue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avel Mintyukov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eetro Seppal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5000" calcext:value-type="float">
            <text:p>85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hilip Kemp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eilly Wals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oman Schmidt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5833" calcext:value-type="float">
            <text:p>805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onan Seeley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0000" calcext:value-type="float">
            <text:p>81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yan Johnso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yan Mast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0556" calcext:value-type="float">
            <text:p>830556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yan Orourk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5833" calcext:value-type="float">
            <text:p>855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yan She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yker Evan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7500" calcext:value-type="float">
            <text:p>89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am Malinski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000" calcext:value-type="float">
            <text:p>8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anteri Hatakka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833" calcext:value-type="float">
            <text:p>850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anttu Kinnunen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5000" calcext:value-type="float">
            <text:p>85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cott Perunovich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ean Day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ebastian Aho1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hakir Mukhamadullin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4167" calcext:value-type="float">
            <text:p>894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imon Johans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5000" calcext:value-type="float">
            <text:p>85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imon Lundmark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833" calcext:value-type="float">
            <text:p>850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imon Nemec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teven Kampfer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anner Molendyk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omas Hamara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1667" calcext:value-type="float">
            <text:p>83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opi Niemela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6667" calcext:value-type="float">
            <text:p>85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opias Vile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ravis Mitchell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82500" calcext:value-type="float">
            <text:p>88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revor Carrick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ristan Luneau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6667" calcext:value-type="float">
            <text:p>89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y Emberson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y Nel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yler Wotherspoo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yrel Bauer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000" calcext:value-type="float">
            <text:p>8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yson Hind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9444" calcext:value-type="float">
            <text:p>829444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Uvis Balinski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Valtteri Pulli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Ville Ottavaine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Vsevolod Komarov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5000" calcext:value-type="float">
            <text:p>86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Will Butcher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Will Zmolek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0000" calcext:value-type="float">
            <text:p>92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William Lagesso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William Trudeau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6667" calcext:value-type="float">
            <text:p>85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William Villeneuve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7778" calcext:value-type="float">
            <text:p>817778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William Wallinde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Wyatt Aamodt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Wyatt Kalynuk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Wyatt Newpowe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7500" calcext:value-type="float">
            <text:p>78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Xavier Ouelle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Yan Kuznetsov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Yegor Zamul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Zach Uen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Zachary Jones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2500" calcext:value-type="float">
            <text:p>81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ex Barre Boulet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58333" calcext:value-type="float">
            <text:p>75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ex True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exander Kisakov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exander Nylander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exander Pashi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6667" calcext:value-type="float">
            <text:p>82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nton Wahlberg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6667" calcext:value-type="float">
            <text:p>89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enjamin Jones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yce Mcconnell Barke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alibor Dvorsky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aniil Gushchin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avid Edstrom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Fabian Wagner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8333" calcext:value-type="float">
            <text:p>85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Felix Unger Sorum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0000" calcext:value-type="float">
            <text:p>86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Filip Bystedt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Georgi Merkulov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Gerald Mayhew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Henry Rybinsk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Ilya Nikolayev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Ivan Morozov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kub Lauko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7500" calcext:value-type="float">
            <text:p>78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ni Nyma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3333" calcext:value-type="float">
            <text:p>92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n Randall Av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0000" calcext:value-type="float">
            <text:p>8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nathan Lekkerimaki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shua Dunne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shua Lopi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8333" calcext:value-type="float">
            <text:p>87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udwig Pers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6667" calcext:value-type="float">
            <text:p>84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son Morelli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tthew Coronato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tthew Rempe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0000" calcext:value-type="float">
            <text:p>82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tthew Savoi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tthew Stienburg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8750" calcext:value-type="float">
            <text:p>89875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tvei Petrov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3333" calcext:value-type="float">
            <text:p>80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xim Cajkovi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833" calcext:value-type="float">
            <text:p>850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icholas Caamano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icolas Pet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ikolai Kovalenko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6250" calcext:value-type="float">
            <text:p>89625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oah Ostlund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Oskar Pettersson2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5000" calcext:value-type="float">
            <text:p>86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amuel Pouli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amuel Walk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5000" calcext:value-type="float">
            <text:p>85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j Tynan1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7500" calcext:value-type="float">
            <text:p>78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rey Fix Wolansky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uukka Tieksola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3333" calcext:value-type="float">
            <text:p>82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Vasili Ponomarev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95000" calcext:value-type="float">
            <text:p>79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Ville Koivune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5833" calcext:value-type="float">
            <text:p>805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Vladislav Firsto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Will Bitte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Zachary Lheureux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kira Schmi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833" calcext:value-type="float">
            <text:p>850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eksei Kolosov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es Stezk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ex Ly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ex Nedeljkovic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nson Thornto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95556" calcext:value-type="float">
            <text:p>795556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nthony Stolarz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rtur Akhtiamov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1667" calcext:value-type="float">
            <text:p>85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rturs Silov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6111" calcext:value-type="float">
            <text:p>786111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rvid Holm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rvid Soderblom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62500" calcext:value-type="float">
            <text:p>9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andon Bussi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l Peterse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lle Clang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8333" calcext:value-type="float">
            <text:p>87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lvin Pickard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rl Lindbom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yden Primeau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0000" calcext:value-type="float">
            <text:p>89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hris Driedge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lay Steven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5000" calcext:value-type="float">
            <text:p>85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ollin Delia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olten Ellis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833" calcext:value-type="float">
            <text:p>850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aniil Tarasov1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avid Rittich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5000" calcext:value-type="float">
            <text:p>8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ennis Hildeby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3333" calcext:value-type="float">
            <text:p>84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evin Cooley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evon Levi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omenic Divincentiis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8333" calcext:value-type="float">
            <text:p>85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rew Commesso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ustin Tokarski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ustin Wolf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3333" calcext:value-type="float">
            <text:p>81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ylan Garand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etu Makiniemi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ric Comri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rik Kallgre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rik Portillo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5000" calcext:value-type="float">
            <text:p>8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Felix Sandstrom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Gage Alexander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0000" calcext:value-type="float">
            <text:p>81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Garin Bjorklund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3333" calcext:value-type="float">
            <text:p>84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Georgi Romanov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0000" calcext:value-type="float">
            <text:p>91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Hugo Alnefelt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833" calcext:value-type="float">
            <text:p>850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Hunter Jo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7500" calcext:value-type="float">
            <text:p>78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Hunter Shepard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Isaiah Saville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9667" calcext:value-type="float">
            <text:p>849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Ivan Fedotov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Ivan Prosvetov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kub Dobe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kub Skarek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xson Stauber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83750" calcext:value-type="float">
            <text:p>88375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esper Vikman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8000" calcext:value-type="float">
            <text:p>858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esper Wallsted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et Greaves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58333" calcext:value-type="float">
            <text:p>75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iri Patera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el Blomqvis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86667" calcext:value-type="float">
            <text:p>88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el Hofe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ey Daccor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hn Lethem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7500" calcext:value-type="float">
            <text:p>78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nas Johansson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seph Woll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6667" calcext:value-type="float">
            <text:p>76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ustus Annune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eith Petruzzelli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7500" calcext:value-type="float">
            <text:p>81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en Appleby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evin Lankinen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evin Mandolese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yle Keyser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aurent Brossoit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eevi Merilaine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0000" calcext:value-type="float">
            <text:p>82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ouis Domingue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udovic Waeber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ukas Dostal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2500" calcext:value-type="float">
            <text:p>81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ck Guzd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7500" calcext:value-type="float">
            <text:p>89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ckenzie Blackwood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50000" calcext:value-type="float">
            <text:p>23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ds Sogaard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gnus Chrona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gnus Hellberg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5000" calcext:value-type="float">
            <text:p>78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lcolm Subba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tt Tomkins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tt Villalt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ichael Dipietro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itchell Gib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ico Daws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833" calcext:value-type="float">
            <text:p>850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ikita Tolopilo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iklas Kokko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3333" calcext:value-type="float">
            <text:p>92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olan Lalonde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96111" calcext:value-type="float">
            <text:p>796111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Olivier Rodrigu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Olof Lindbom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5000" calcext:value-type="float">
            <text:p>85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Oscar Dansk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Oskari Salminen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5000" calcext:value-type="float">
            <text:p>85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avel Francouz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yotr Kochetkov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emi Poirier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yan Fanti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83750" calcext:value-type="float">
            <text:p>88375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amuel Erss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cott Wedgewood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ebastian Coss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emyon Varlamov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alyn Boyko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833" calcext:value-type="float">
            <text:p>850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aylor Gauthier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rent Mine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ristan Lennox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roy Grosenick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yler Brenna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Vadim Zherenko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6667" calcext:value-type="float">
            <text:p>84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Vyacheslav Peksa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1667" calcext:value-type="float">
            <text:p>85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Will Cranley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1667" calcext:value-type="float">
            <text:p>84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Yaniv Peret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5000" calcext:value-type="float">
            <text:p>80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Yaroslav Askarov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Zach Sawchenko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Zane Mcintyr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dam Sykora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8333" calcext:value-type="float">
            <text:p>83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exander Suzdalev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6667" calcext:value-type="float">
            <text:p>84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exandre Douc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ndre Le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83750" calcext:value-type="float">
            <text:p>88375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ndrew Cristal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05000" calcext:value-type="float">
            <text:p>90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ngus Crookshank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8333" calcext:value-type="float">
            <text:p>83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ntonio Stranges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6667" calcext:value-type="float">
            <text:p>84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rshdeep Bain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6667" calcext:value-type="float">
            <text:p>81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en Mccartney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3333" calcext:value-type="float">
            <text:p>81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ennett Macarthur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lake Mclaughli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83750" calcext:value-type="float">
            <text:p>88375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obby Trivigno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andon Biro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ayden Tracey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ennan Othmann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ett Berard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ett Murray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ian Halone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rter Mazu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05833" calcext:value-type="float">
            <text:p>905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rter Savoi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hase De Leo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ole Reinhard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3333" calcext:value-type="float">
            <text:p>81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ross Hana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aniel Torgersson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aylan Kuefler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illon Hamaliuk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9167" calcext:value-type="float">
            <text:p>78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mitri Voronkov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duard Sal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etu Liukas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mil Heineman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7500" calcext:value-type="float">
            <text:p>89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Filip Cederqvis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000" calcext:value-type="float">
            <text:p>8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Gavin Haye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6667" calcext:value-type="float">
            <text:p>89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Ivan Miroshnichenko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mes Malatesta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1667" calcext:value-type="float">
            <text:p>84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ydon Dureau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1667" calcext:value-type="float">
            <text:p>84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eff Malott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iri Smejkal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sh Bloom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sh Filmo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ai Schwindt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1667" calcext:value-type="float">
            <text:p>82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alan Lind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iam Ohgr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inus Weissbach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ucas Ciona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0000" calcext:value-type="float">
            <text:p>83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uke Toporowski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ckenzie Maceacher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rcus Kallionkieli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4722" calcext:value-type="float">
            <text:p>784722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son Geertsen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x Mccormick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ichael Mil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1667" calcext:value-type="float">
            <text:p>86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ichal Tepl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0000" calcext:value-type="float">
            <text:p>82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avrin Mutter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6667" calcext:value-type="float">
            <text:p>77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eid Schaefer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oby Jarventie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4167" calcext:value-type="float">
            <text:p>894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amuel Honzek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amuel Savoi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8333" calcext:value-type="float">
            <text:p>87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im Gettinge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ravis Barro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y Voit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0556" calcext:value-type="float">
            <text:p>800556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ye Karty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Viktor Neuchev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William Stromgren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00833" calcext:value-type="float">
            <text:p>900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Zach Benso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aron Dell</text:p>
          </table:table-cell>
          <table:table-cell office:value-type="string" calcext:value-type="string">
            <text:p>CLB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andon Halverson</text:p>
          </table:table-cell>
          <table:table-cell office:value-type="string" calcext:value-type="string">
            <text:p>D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andon Sutter</text:p>
          </table:table-cell>
          <table:table-cell office:value-type="string" calcext:value-type="string">
            <text:p>EDM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ent Seabrook</text:p>
          </table:table-cell>
          <table:table-cell office:value-type="string" calcext:value-type="string">
            <text:p>TB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yan Little</text:p>
          </table:table-cell>
          <table:table-cell office:value-type="string" calcext:value-type="string">
            <text:p>ARI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291667" calcext:value-type="float">
            <text:p>529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m Atkinson</text:p>
          </table:table-cell>
          <table:table-cell office:value-type="string" calcext:value-type="string">
            <text:p>PHI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875000" calcext:value-type="float">
            <text:p>58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meron Hillis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rey Price</text:p>
          </table:table-cell>
          <table:table-cell office:value-type="string" calcext:value-type="string">
            <text:p>MT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ylan Wells</text:p>
          </table:table-cell>
          <table:table-cell office:value-type="string" calcext:value-type="string">
            <text:p>NAS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Gabriel Landeskog</text:p>
          </table:table-cell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ean Francois Berube</text:p>
          </table:table-cell>
          <table:table-cell office:value-type="string" calcext:value-type="string">
            <text:p>LAK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rk Pysyk</text:p>
          </table:table-cell>
          <table:table-cell office:value-type="string" calcext:value-type="string">
            <text:p>PIT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tt Murray1</text:p>
          </table:table-cell>
          <table:table-cell office:value-type="string" calcext:value-type="string">
            <text:p>TOR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687500" calcext:value-type="float">
            <text:p>468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athan Schnarr</text:p>
          </table:table-cell>
          <table:table-cell office:value-type="string" calcext:value-type="string">
            <text:p>CLB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ick Shore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icolas Meloche</text:p>
          </table:table-cell>
          <table:table-cell office:value-type="string" calcext:value-type="string">
            <text:p>CLB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Oliver Kylington</text:p>
          </table:table-cell>
          <table:table-cell office:value-type="string" calcext:value-type="string">
            <text:p>CGY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avel Novak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eter Diliberatore</text:p>
          </table:table-cell>
          <table:table-cell office:value-type="string" calcext:value-type="string">
            <text:p>ARI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eter Holland</text:p>
          </table:table-cell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obin Lehner</text:p>
          </table:table-cell>
          <table:table-cell office:value-type="string" calcext:value-type="string">
            <text:p>VGK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yan Dzingel</text:p>
          </table:table-cell>
          <table:table-cell office:value-type="string" calcext:value-type="string">
            <text:p>ARI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yan Ellis</text:p>
          </table:table-cell>
          <table:table-cell office:value-type="string" calcext:value-type="string">
            <text:p>PHI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ean Couturier</text:p>
          </table:table-cell>
          <table:table-cell office:value-type="string" calcext:value-type="string">
            <text:p>PHI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hea Weber</text:p>
          </table:table-cell>
          <table:table-cell office:value-type="string" calcext:value-type="string">
            <text:p>ARI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57143" calcext:value-type="float">
            <text:p>785714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pencer Knight</text:p>
          </table:table-cell>
          <table:table-cell office:value-type="string" calcext:value-type="string">
            <text:p>FLA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tefan Matteau</text:p>
          </table:table-cell>
          <table:table-cell office:value-type="string" calcext:value-type="string">
            <text:p>CLB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anner Dickinson</text:p>
          </table:table-cell>
          <table:table-cell office:value-type="string" calcext:value-type="string">
            <text:p>ST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dam Klapka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2500" calcext:value-type="float">
            <text:p>83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ku Raty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6250" calcext:value-type="float">
            <text:p>89625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ex Beaucage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8333" calcext:value-type="float">
            <text:p>87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ex Laferrier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5000" calcext:value-type="float">
            <text:p>8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Alexis Gendr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0000" calcext:value-type="float">
            <text:p>86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obby Brink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ogdan Trineyev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Brandon Coe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833" calcext:value-type="float">
            <text:p>850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ameron Butler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8333" calcext:value-type="float">
            <text:p>85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hase Stillma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ole Schwindt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5833" calcext:value-type="float">
            <text:p>855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Corey Andonovsk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Danila Klimovich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3333" calcext:value-type="float">
            <text:p>83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aston Cowa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35833" calcext:value-type="float">
            <text:p>935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Ethan Cardwell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Fabian Lysell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Filip Mesar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Graeme Clarke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833" calcext:value-type="float">
            <text:p>850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Isak Rose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4167" calcext:value-type="float">
            <text:p>894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cob Melan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6111" calcext:value-type="float">
            <text:p>826111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cob Perreault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gger Firku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3333" calcext:value-type="float">
            <text:p>92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son Poli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axsen Wieb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2500" calcext:value-type="float">
            <text:p>85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akim Kemell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rdan Dumais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1667" calcext:value-type="float">
            <text:p>89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sh Currie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sh Doa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oshua Roy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5000" calcext:value-type="float">
            <text:p>83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udd Caulfield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7500" calcext:value-type="float">
            <text:p>83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Justin Sourdif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7500" calcext:value-type="float">
            <text:p>84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arel Plasek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6667" calcext:value-type="float">
            <text:p>84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asper Halttunen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40000" calcext:value-type="float">
            <text:p>94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ole Lin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Kyle Mcdonald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Lucas Edmonds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1667" calcext:value-type="float">
            <text:p>861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ckie Samoskevich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rc Johnston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rtin Chromi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0000" calcext:value-type="float">
            <text:p>82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thias Laferriere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tthew Maggio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tthew Seminoff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0000" calcext:value-type="float">
            <text:p>85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x Elli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8750" calcext:value-type="float">
            <text:p>83875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axim Groshev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itchell Chaffee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Mitchell Russell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athan Legare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9167" calcext:value-type="float">
            <text:p>789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ikita Chibrikov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5833" calcext:value-type="float">
            <text:p>875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Noel Gunl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2500" calcext:value-type="float">
            <text:p>8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Olivier Nadeau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atrick Gile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2500" calcext:value-type="float">
            <text:p>81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Pierrick Dub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aivis Anson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4167" calcext:value-type="float">
            <text:p>844167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iley Sutte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Ryder Rolsto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5000" calcext:value-type="float">
            <text:p>89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amu Tuomaal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0833" calcext:value-type="float">
            <text:p>8308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asha Pastujov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cott Sabourin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Spencer Smallma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500" calcext:value-type="float">
            <text:p>762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aylor Ward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yler Boucher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Tyler Tullio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3333" calcext:value-type="float">
            <text:p>82333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Valtteri Puustine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string" calcext:value-type="string">
            <text:p>Zayde Wisdom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97500" calcext:value-type="float">
            <text:p>79750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68"/>
        </table:table-row>
      </table:table>
      <table:named-expressions/>
      <table:database-ranges>
        <table:database-range table:name="__Anonymous_Sheet_DB__0" table:target-range-address="'imp_2023-2024'.A1:'imp_2023-2024'.T153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9T23:15:43.580551097</dc:date>
    <meta:editing-duration>PT1H4M34S</meta:editing-duration>
    <meta:editing-cycles>2</meta:editing-cycles>
    <meta:generator>LibreOffice/24.2.6.2$Linux_X86_64 LibreOffice_project/420$Build-2</meta:generator>
    <meta:document-statistic meta:table-count="1" meta:cell-count="24659" meta:object-count="0"/>
  </office:meta>
</office:document-meta>
</file>